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18mm"/>
    </style:style>
    <style:style style:name="co2" style:family="table-column">
      <style:table-column-properties fo:break-before="auto" style:column-width="51.93mm"/>
    </style:style>
    <style:style style:name="co3" style:family="table-column">
      <style:table-column-properties fo:break-before="auto" style:column-width="51.88mm"/>
    </style:style>
    <style:style style:name="co4" style:family="table-column">
      <style:table-column-properties fo:break-before="auto" style:column-width="21.47mm"/>
    </style:style>
    <style:style style:name="co5" style:family="table-column">
      <style:table-column-properties fo:break-before="auto" style:column-width="27.23mm"/>
    </style:style>
    <style:style style:name="co6" style:family="table-column">
      <style:table-column-properties fo:break-before="auto" style:column-width="25.66mm"/>
    </style:style>
    <style:style style:name="co7" style:family="table-column">
      <style:table-column-properties fo:break-before="auto" style:column-width="29.23mm"/>
    </style:style>
    <style:style style:name="co8" style:family="table-column">
      <style:table-column-properties fo:break-before="auto" style:column-width="28.5mm"/>
    </style:style>
    <style:style style:name="co9" style:family="table-column">
      <style:table-column-properties fo:break-before="auto" style:column-width="36mm"/>
    </style:style>
    <style:style style:name="co10" style:family="table-column">
      <style:table-column-properties fo:break-before="auto" style:column-width="25.19mm"/>
    </style:style>
    <style:style style:name="co11" style:family="table-column">
      <style:table-column-properties fo:break-before="auto" style:column-width="13.48mm"/>
    </style:style>
    <style:style style:name="co12" style:family="table-column">
      <style:table-column-properties fo:break-before="auto" style:column-width="270.56mm"/>
    </style:style>
    <style:style style:name="co13" style:family="table-column">
      <style:table-column-properties fo:break-before="auto" style:column-width="97.45mm"/>
    </style:style>
    <style:style style:name="co14" style:family="table-column">
      <style:table-column-properties fo:break-before="auto" style:column-width="69.23mm"/>
    </style:style>
    <style:style style:name="co15" style:family="table-column">
      <style:table-column-properties fo:break-before="auto" style:column-width="31.52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PageStyle_5f_List1">
      <style:table-properties table:display="true" style:writing-mode="lr-tb"/>
    </style:style>
    <style:style style:name="ta2" style:family="table" style:master-page-name="PageStyle_5f_HardData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7" style:family="table-cell" style:parent-style-name="Default" style:data-style-name="N100">
      <style:text-properties style:font-name="Times New Roman" fo:font-size="10pt" style:font-size-asian="10pt" style:font-size-complex="10pt"/>
    </style:style>
    <style:style style:name="ce9" style:family="table-cell" style:parent-style-name="Default" style:data-style-name="N100"/>
    <style:style style:name="ce4" style:family="table-cell" style:parent-style-name="Default" style:data-style-name="N100">
      <style:text-properties style:font-name="Times New Roman" fo:font-size="10pt" style:font-size-asian="10pt" style:font-size-complex="10pt"/>
    </style:style>
    <style:style style:name="ce11" style:family="table-cell" style:parent-style-name="Default">
      <style:text-properties style:font-name="Times New Roman" fo:font-size="10pt" style:font-size-asian="10pt" style:font-size-complex="10pt"/>
    </style:style>
    <style:style style:name="ce12" style:family="table-cell" style:parent-style-name="Default">
      <style:table-cell-properties fo:background-color="#009933" style:text-align-source="fix" style:repeat-content="false"/>
      <style:paragraph-properties fo:text-align="center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padding="0.71mm"/>
      <style:text-properties style:font-name="Times New Roman" fo:font-size="10pt" style:font-size-asian="10pt" style:font-size-complex="10pt"/>
    </style:style>
    <style:style style:name="ce19" style:family="table-cell" style:parent-style-name="Default">
      <style:text-properties style:use-window-font-color="true" fo:font-size="12pt" style:font-name-asian="Segoe UI" style:font-size-asian="12pt" style:language-asian="cs" style:country-asian="CZ" style:font-name-complex="Times New Roman" style:font-size-complex="12pt" style:language-complex="ar" style:country-complex="SA"/>
    </style:style>
    <style:style style:name="ce20" style:family="table-cell" style:parent-style-name="Default">
      <style:text-properties style:use-window-font-color="true" style:font-name="Calibri" fo:font-size="10pt" style:font-name-asian="Calibri" style:font-size-asian="10pt" style:language-asian="cs" style:country-asian="CZ" style:font-name-complex="Calibri" style:font-size-complex="10pt" style:language-complex="ar" style:country-complex="SA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imes New Roman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padding="0.71mm"/>
      <style:paragraph-properties fo:text-align="start" fo:margin-left="0mm"/>
      <style:text-properties style:font-name="Times New Roman" fo:font-size="10pt" style:font-size-asian="10pt" style:font-size-complex="10pt"/>
    </style:style>
    <style:style style:name="ce16" style:family="table-cell" style:parent-style-name="Default" style:data-style-name="N36">
      <style:text-properties style:font-name="Times New Roman" fo:font-size="10pt" style:font-size-asian="10pt" style:font-size-complex="10pt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use-window-font-color="true" style:font-name="Times New Roman" fo:font-size="10pt" style:font-size-asian="10pt" style:font-size-complex="10pt"/>
    </style:style>
    <style:style style:name="ce29" style:family="table-cell" style:parent-style-name="Default">
      <style:text-properties style:font-name="Times New Roman" fo:font-size="10pt" style:font-size-asian="10pt" style:font-size-complex="10pt"/>
      <style:map style:condition="is-true-formula([.$C3]= &quot;FIXED-IN-RELEASE&quot;)" style:apply-style-name="FIXED-IN-RELEASE" style:base-cell-address="EPRs.N3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00">
      <style:table-cell-properties style:cell-protect="protected formula-hidden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cell-protect="protected formula-hidden" style:print-content="true" style:rotation-align="none"/>
    </style:style>
    <style:style style:name="ce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D17]=[.B2:.B5])" style:apply-style-name="Excel_5f_CondFormat_5f_2_5f_1_5f_1" style:base-cell-address="HardData.F12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HardData.$J$2:$HardData.$J$4])" table:allow-empty-cell="true" table:display-list="unsorted" table:base-cell-address="EPRs.A73">
          <table:error-message table:message-type="warning" table:title="Wrong data" table:display="true">
            <text:p>Only Availability </text:p>
            <text:p>from HardData list area J2 - J4</text:p>
          </table:error-message>
        </table:content-validation>
        <table:content-validation table:name="val2" table:condition="of:cell-content-is-in-list([$HardData.$I$2:$HardData.$I$6])" table:allow-empty-cell="true" table:display-list="unsorted" table:base-cell-address="EPRs.D73">
          <table:error-message table:message-type="warning" table:title="Wrong data" table:display="true">
            <text:p>Only Availability </text:p>
            <text:p>from HardData list area I2 - I6</text:p>
          </table:error-message>
        </table:content-validation>
      </table:content-validations>
      <table:table table:name="EPR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4" table:default-cell-style-name="ce11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10" table:default-cell-style-name="ce8"/>
        <table:table-column table:style-name="co11" table:default-cell-style-name="ce11"/>
        <table:table-column table:style-name="co12" table:default-cell-style-name="ce11"/>
        <table:table-column table:style-name="co4" table:number-columns-repeated="1010" table:default-cell-style-name="ce11"/>
        <table:table-row table:style-name="ro1">
          <table:table-cell table:style-name="ce3" office:value-type="string" calcext:value-type="string" table:number-columns-spanned="2" table:number-rows-spanned="1">
            <text:p>EPR area 3 – 69; ECR,PDP,TASK area 71 – 101</text:p>
          </table:table-cell>
          <table:covered-table-cell/>
          <table:table-cell table:number-columns-repeated="11"/>
          <table:table-cell office:value-type="string" calcext:value-type="string">
            <text:p>red=FATAL and NOT FIXED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Title </text:p>
          </table:table-cell>
          <table:table-cell table:style-name="ce7" office:value-type="string" calcext:value-type="string">
            <text:p>State</text:p>
          </table:table-cell>
          <table:table-cell table:style-name="ce7" office:value-type="string" calcext:value-type="string">
            <text:p>Grade </text:p>
          </table:table-cell>
          <table:table-cell table:style-name="ce7" office:value-type="string" calcext:value-type="string">
            <text:p>Subsystem</text:p>
          </table:table-cell>
          <table:table-cell table:style-name="ce7" office:value-type="string" calcext:value-type="string">
            <text:p>Subsystem version </text:p>
          </table:table-cell>
          <table:table-cell table:style-name="ce7" office:value-type="string" calcext:value-type="string">
            <text:p>Product </text:p>
          </table:table-cell>
          <table:table-cell table:style-name="ce7" office:value-type="string" calcext:value-type="string">
            <text:p>MC Version(s) </text:p>
          </table:table-cell>
          <table:table-cell table:style-name="ce16" office:value-type="string" calcext:value-type="string">
            <text:p>Deadline </text:p>
          </table:table-cell>
          <table:table-cell table:style-name="ce16" office:value-type="string" calcext:value-type="string">
            <text:p>Creation date</text:p>
          </table:table-cell>
          <table:table-cell table:style-name="ce4" office:value-type="string" calcext:value-type="string">
            <text:p>Assigned To </text:p>
          </table:table-cell>
          <table:table-cell table:style-name="ce4" office:value-type="string" calcext:value-type="string">
            <text:p>Sch. Release No </text:p>
          </table:table-cell>
          <table:table-cell table:style-name="ce17" office:value-type="string" calcext:value-type="string">
            <text:p>DaysToDeadline</text:p>
          </table:table-cell>
          <table:table-cell table:style-name="ce4" office:value-type="string" calcext:value-type="string">
            <text:p>Changes-xml file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5893</text:p>
          </table:table-cell>
          <table:table-cell table:style-name="Default" office:value-type="string" calcext:value-type="string">
            <text:p>Central imsi-imei server documentation update regarding usim_ctxkey</text:p>
          </table:table-cell>
          <table:table-cell table:style-name="Default" office:value-type="string" calcext:value-type="string">
            <text:p>ACCEPTED</text:p>
          </table:table-cell>
          <table:table-cell table:style-name="Default" office:value-type="string" calcext:value-type="string">
            <text:p>COSMETIC</text:p>
          </table:table-cell>
          <table:table-cell table:style-name="Default" office:value-type="string" calcext:value-type="string">
            <text:p>infoservers</text:p>
          </table:table-cell>
          <table:table-cell table:style-name="ce9" office:value-type="string" calcext:value-type="string">
            <text:p>2.5.0</text:p>
          </table:table-cell>
          <table:table-cell table:style-name="Default" office:value-type="string" calcext:value-type="string">
            <text:p>MasterClaw</text:p>
          </table:table-cell>
          <table:table-cell table:style-name="ce9" office:value-type="string" calcext:value-type="string">
            <text:p>7.1.0</text:p>
          </table:table-cell>
          <table:table-cell table:style-name="Default"/>
          <table:table-cell table:style-name="ce9" office:value-type="string" calcext:value-type="string">
            <text:p>2017-03-30 09:44:07</text:p>
          </table:table-cell>
          <table:table-cell table:style-name="Default" office:value-type="string" calcext:value-type="string">
            <text:p>Srut, Pavel</text:p>
          </table:table-cell>
          <table:table-cell table:style-name="Default"/>
          <table:table-cell table:formula="of:=[.$I3]-TODAY()" office:value-type="float" office:value="-43140" calcext:value-type="float">
            <text:p>-43140</text:p>
          </table:table-cell>
          <table:table-cell table:style-name="ce29" table:formula="of:=CONCATENATE([$HardData.$B$9];[.$A3];[$HardData.$B$10];[.$A3];[$HardData.$B$11];[.$B3];[$HardData.$B$12])" office:value-type="string" office:string-value="&lt;cms:epr id=&quot;45893&quot; uri=&quot;http://sbu6rdbug/bugzilla/show_bug.cgi?id=45893&quot;&gt;Central imsi-imei server documentation update regarding usim_ctxkey&lt;/cms:epr&gt;" calcext:value-type="string">
            <text:p>&lt;cms:epr id="45893" uri="http://sbu6rdbug/bugzilla/show_bug.cgi?id=45893"&gt;Central imsi-imei server documentation update regarding usim_ctxkey&lt;/cms:epr&gt;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7343</text:p>
          </table:table-cell>
          <table:table-cell table:style-name="Default" office:value-type="string" calcext:value-type="string">
            <text:p>USIM_CTXKEY_SRV: Infoserver did not re-connect to MPA after new snapshot</text:p>
          </table:table-cell>
          <table:table-cell table:style-name="Default" office:value-type="string" calcext:value-type="string">
            <text:p>ACCEPTED</text:p>
          </table:table-cell>
          <table:table-cell table:style-name="Default" office:value-type="string" calcext:value-type="string">
            <text:p>MINOR</text:p>
          </table:table-cell>
          <table:table-cell table:style-name="Default" office:value-type="string" calcext:value-type="string">
            <text:p>infoservers</text:p>
          </table:table-cell>
          <table:table-cell table:style-name="Default" office:value-type="string" calcext:value-type="string">
            <text:p>4.0.2</text:p>
          </table:table-cell>
          <table:table-cell table:style-name="Default" office:value-type="string" calcext:value-type="string">
            <text:p>MasterClaw</text:p>
          </table:table-cell>
          <table:table-cell table:style-name="ce9" office:value-type="string" calcext:value-type="string">
            <text:p>7.1.0</text:p>
          </table:table-cell>
          <table:table-cell table:style-name="ce9" office:value-type="string" calcext:value-type="string">
            <text:p>2018-07-15</text:p>
          </table:table-cell>
          <table:table-cell table:style-name="ce9" office:value-type="string" calcext:value-type="string">
            <text:p>2017-10-18 11:01:58</text:p>
          </table:table-cell>
          <table:table-cell table:style-name="Default" office:value-type="string" calcext:value-type="string">
            <text:p>Farkas, Peter</text:p>
          </table:table-cell>
          <table:table-cell table:style-name="Default"/>
          <table:table-cell table:formula="of:=[.$I4]-TODAY()" office:value-type="float" office:value="156" calcext:value-type="float">
            <text:p>156</text:p>
          </table:table-cell>
          <table:table-cell table:style-name="ce29" table:formula="of:=CONCATENATE([$HardData.$B$9];[.$A4];[$HardData.$B$10];[.$A4];[$HardData.$B$11];[.$B4];[$HardData.$B$12])" office:value-type="string" office:string-value="&lt;cms:epr id=&quot;47343&quot; uri=&quot;http://sbu6rdbug/bugzilla/show_bug.cgi?id=47343&quot;&gt;USIM_CTXKEY_SRV: Infoserver did not re-connect to MPA after new snapshot&lt;/cms:epr&gt;" calcext:value-type="string">
            <text:p>&lt;cms:epr id="47343" uri="http://sbu6rdbug/bugzilla/show_bug.cgi?id=47343"&gt;USIM_CTXKEY_SRV: Infoserver did not re-connect to MPA after new snapshot&lt;/cms:epr&gt;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7647</text:p>
          </table:table-cell>
          <table:table-cell table:style-name="Default" office:value-type="string" calcext:value-type="string">
            <text:p>conflict in CSDR update writer when two usim_ctx_keys are used</text:p>
          </table:table-cell>
          <table:table-cell table:style-name="Default" office:value-type="string" calcext:value-type="string">
            <text:p>ACCEPTED</text:p>
          </table:table-cell>
          <table:table-cell table:style-name="Default" office:value-type="string" calcext:value-type="string">
            <text:p>MINOR</text:p>
          </table:table-cell>
          <table:table-cell table:style-name="Default" office:value-type="string" calcext:value-type="string">
            <text:p>infoservers</text:p>
          </table:table-cell>
          <table:table-cell table:style-name="Default" office:value-type="string" calcext:value-type="string">
            <text:p>all</text:p>
          </table:table-cell>
          <table:table-cell table:style-name="Default" office:value-type="string" calcext:value-type="string">
            <text:p>MasterClaw</text:p>
          </table:table-cell>
          <table:table-cell table:style-name="ce9" office:value-type="string" calcext:value-type="string">
            <text:p>7.1.0</text:p>
          </table:table-cell>
          <table:table-cell table:style-name="Default"/>
          <table:table-cell table:style-name="ce9" office:value-type="string" calcext:value-type="string">
            <text:p>2017-12-11 14:58:36</text:p>
          </table:table-cell>
          <table:table-cell table:style-name="Default" office:value-type="string" calcext:value-type="string">
            <text:p>Farkas, Peter</text:p>
          </table:table-cell>
          <table:table-cell table:style-name="Default"/>
          <table:table-cell table:formula="of:=[.$I5]-TODAY()" office:value-type="float" office:value="-43140" calcext:value-type="float">
            <text:p>-43140</text:p>
          </table:table-cell>
          <table:table-cell table:style-name="ce29" table:formula="of:=CONCATENATE([$HardData.$B$9];[.$A5];[$HardData.$B$10];[.$A5];[$HardData.$B$11];[.$B5];[$HardData.$B$12])" office:value-type="string" office:string-value="&lt;cms:epr id=&quot;47647&quot; uri=&quot;http://sbu6rdbug/bugzilla/show_bug.cgi?id=47647&quot;&gt;conflict in CSDR update writer when two usim_ctx_keys are used&lt;/cms:epr&gt;" calcext:value-type="string">
            <text:p>&lt;cms:epr id="47647" uri="http://sbu6rdbug/bugzilla/show_bug.cgi?id=47647"&gt;conflict in CSDR update writer when two usim_ctx_keys are used&lt;/cms:epr&gt;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7616</text:p>
          </table:table-cell>
          <table:table-cell table:style-name="Default" office:value-type="string" calcext:value-type="string">
            <text:p>Keyserver: Wrong IMSI in IUPS CSDR</text:p>
          </table:table-cell>
          <table:table-cell table:style-name="Default" office:value-type="string" calcext:value-type="string">
            <text:p>DISPUTE</text:p>
          </table:table-cell>
          <table:table-cell table:style-name="Default" office:value-type="string" calcext:value-type="string">
            <text:p>MAJOR_WRK</text:p>
          </table:table-cell>
          <table:table-cell table:style-name="Default" office:value-type="string" calcext:value-type="string">
            <text:p>infoservers</text:p>
          </table:table-cell>
          <table:table-cell table:style-name="Default" office:value-type="string" calcext:value-type="string">
            <text:p>3.0.3</text:p>
          </table:table-cell>
          <table:table-cell table:style-name="Default" office:value-type="string" calcext:value-type="string">
            <text:p>MasterClaw</text:p>
          </table:table-cell>
          <table:table-cell table:style-name="ce9" office:value-type="string" calcext:value-type="string">
            <text:p>7.1.0</text:p>
          </table:table-cell>
          <table:table-cell table:style-name="ce9" office:value-type="string" calcext:value-type="string">
            <text:p>2018-02-23</text:p>
          </table:table-cell>
          <table:table-cell table:style-name="ce9" office:value-type="string" calcext:value-type="string">
            <text:p>2017-12-05 15:51:56</text:p>
          </table:table-cell>
          <table:table-cell table:style-name="Default" office:value-type="string" calcext:value-type="string">
            <text:p>Farkas, Peter</text:p>
          </table:table-cell>
          <table:table-cell table:style-name="Default"/>
          <table:table-cell table:formula="of:=[.$I6]-TODAY()" office:value-type="float" office:value="14" calcext:value-type="float">
            <text:p>14</text:p>
          </table:table-cell>
          <table:table-cell table:style-name="ce29" table:formula="of:=CONCATENATE([$HardData.$B$9];[.$A6];[$HardData.$B$10];[.$A6];[$HardData.$B$11];[.$B6];[$HardData.$B$12])" office:value-type="string" office:string-value="&lt;cms:epr id=&quot;47616&quot; uri=&quot;http://sbu6rdbug/bugzilla/show_bug.cgi?id=47616&quot;&gt;Keyserver: Wrong IMSI in IUPS CSDR&lt;/cms:epr&gt;" calcext:value-type="string">
            <text:p>&lt;cms:epr id="47616" uri="http://sbu6rdbug/bugzilla/show_bug.cgi?id=47616"&gt;Keyserver: Wrong IMSI in IUPS CSDR&lt;/cms:epr&gt;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7776</text:p>
          </table:table-cell>
          <table:table-cell table:style-name="Default" office:value-type="string" calcext:value-type="string">
            <text:p>ETHER-SIM 11.4.9.091 and USIM_CTXKEY_SRV 4.0.2 deciphering disconnection</text:p>
          </table:table-cell>
          <table:table-cell table:style-name="Default" office:value-type="string" calcext:value-type="string">
            <text:p>DISPUTE</text:p>
          </table:table-cell>
          <table:table-cell table:style-name="Default" office:value-type="string" calcext:value-type="string">
            <text:p>MAJOR</text:p>
          </table:table-cell>
          <table:table-cell table:style-name="Default" office:value-type="string" calcext:value-type="string">
            <text:p>infoservers</text:p>
          </table:table-cell>
          <table:table-cell table:style-name="Default" office:value-type="string" calcext:value-type="string">
            <text:p>4.0.2</text:p>
          </table:table-cell>
          <table:table-cell table:style-name="Default" office:value-type="string" calcext:value-type="string">
            <text:p>MasterClaw</text:p>
          </table:table-cell>
          <table:table-cell table:style-name="ce9" office:value-type="string" calcext:value-type="string">
            <text:p>7.1.0</text:p>
          </table:table-cell>
          <table:table-cell table:style-name="ce9" office:value-type="string" calcext:value-type="string">
            <text:p>2018-02-23</text:p>
          </table:table-cell>
          <table:table-cell table:style-name="ce9" office:value-type="string" calcext:value-type="string">
            <text:p>2018-01-10 10:19:20</text:p>
          </table:table-cell>
          <table:table-cell table:style-name="Default" office:value-type="string" calcext:value-type="string">
            <text:p>Farkas, Peter</text:p>
          </table:table-cell>
          <table:table-cell table:style-name="Default"/>
          <table:table-cell table:formula="of:=[.$I7]-TODAY()" office:value-type="float" office:value="14" calcext:value-type="float">
            <text:p>14</text:p>
          </table:table-cell>
          <table:table-cell table:style-name="ce29" table:formula="of:=CONCATENATE([$HardData.$B$9];[.$A7];[$HardData.$B$10];[.$A7];[$HardData.$B$11];[.$B7];[$HardData.$B$12])" office:value-type="string" office:string-value="&lt;cms:epr id=&quot;47776&quot; uri=&quot;http://sbu6rdbug/bugzilla/show_bug.cgi?id=47776&quot;&gt;ETHER-SIM 11.4.9.091 and USIM_CTXKEY_SRV 4.0.2 deciphering disconnection&lt;/cms:epr&gt;" calcext:value-type="string">
            <text:p>&lt;cms:epr id="47776" uri="http://sbu6rdbug/bugzilla/show_bug.cgi?id=47776"&gt;ETHER-SIM 11.4.9.091 and USIM_CTXKEY_SRV 4.0.2 deciphering disconnection&lt;/cms:epr&gt;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7822</text:p>
          </table:table-cell>
          <table:table-cell table:style-name="Default" office:value-type="string" calcext:value-type="string">
            <text:p>Dummy field not present in protocol</text:p>
          </table:table-cell>
          <table:table-cell table:style-name="Default" office:value-type="string" calcext:value-type="string">
            <text:p>FIXED-IN-RELEASE</text:p>
          </table:table-cell>
          <table:table-cell table:style-name="Default" office:value-type="string" calcext:value-type="string">
            <text:p>MINOR</text:p>
          </table:table-cell>
          <table:table-cell table:style-name="Default" office:value-type="string" calcext:value-type="string">
            <text:p>li-ether-sim</text:p>
          </table:table-cell>
          <table:table-cell table:style-name="ce9" office:value-type="string" calcext:value-type="string">
            <text:p>12.2.0</text:p>
          </table:table-cell>
          <table:table-cell table:style-name="Default" office:value-type="string" calcext:value-type="string">
            <text:p>MasterClawDev</text:p>
          </table:table-cell>
          <table:table-cell table:style-name="Default" office:value-type="string" calcext:value-type="string">
            <text:p>7.1.0, 8.0.0</text:p>
          </table:table-cell>
          <table:table-cell table:style-name="Default"/>
          <table:table-cell table:style-name="ce9" office:value-type="string" calcext:value-type="string">
            <text:p>2018-01-22 13:04:26</text:p>
          </table:table-cell>
          <table:table-cell table:style-name="Default" office:value-type="string" calcext:value-type="string">
            <text:p>Krauz, Pavel</text:p>
          </table:table-cell>
          <table:table-cell table:style-name="ce9" office:value-type="string" calcext:value-type="string">
            <text:p>12.2.1</text:p>
          </table:table-cell>
          <table:table-cell table:formula="of:=[.$I8]-TODAY()" office:value-type="float" office:value="-43140" calcext:value-type="float">
            <text:p>-43140</text:p>
          </table:table-cell>
          <table:table-cell table:style-name="ce29" table:formula="of:=CONCATENATE([$HardData.$B$9];[.$A8];[$HardData.$B$10];[.$A8];[$HardData.$B$11];[.$B8];[$HardData.$B$12])" office:value-type="string" office:string-value="&lt;cms:epr id=&quot;47822&quot; uri=&quot;http://sbu6rdbug/bugzilla/show_bug.cgi?id=47822&quot;&gt;Dummy field not present in protocol&lt;/cms:epr&gt;" calcext:value-type="string">
            <text:p>&lt;cms:epr id="47822" uri="http://sbu6rdbug/bugzilla/show_bug.cgi?id=47822"&gt;Dummy field not present in protocol&lt;/cms:epr&gt;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7859</text:p>
          </table:table-cell>
          <table:table-cell table:style-name="Default" office:value-type="string" calcext:value-type="string">
            <text:p>Sip traffic with 2 vlans not decoded</text:p>
          </table:table-cell>
          <table:table-cell table:style-name="Default" office:value-type="string" calcext:value-type="string">
            <text:p>FIXED-IN-RELEASE</text:p>
          </table:table-cell>
          <table:table-cell table:style-name="Default" office:value-type="string" calcext:value-type="string">
            <text:p>MAJOR</text:p>
          </table:table-cell>
          <table:table-cell table:style-name="Default" office:value-type="string" calcext:value-type="string">
            <text:p>li-ether-sim</text:p>
          </table:table-cell>
          <table:table-cell table:style-name="Default" office:value-type="string" calcext:value-type="string">
            <text:p>12.2.0,11.5.2</text:p>
          </table:table-cell>
          <table:table-cell table:style-name="Default" office:value-type="string" calcext:value-type="string">
            <text:p>MasterClawDev</text:p>
          </table:table-cell>
          <table:table-cell table:style-name="Default" office:value-type="string" calcext:value-type="string">
            <text:p>8.0.0</text:p>
          </table:table-cell>
          <table:table-cell table:style-name="ce9" office:value-type="string" calcext:value-type="string">
            <text:p>2018-03-02</text:p>
          </table:table-cell>
          <table:table-cell table:style-name="ce9" office:value-type="string" calcext:value-type="string">
            <text:p>2018-01-31 08:53:10</text:p>
          </table:table-cell>
          <table:table-cell table:style-name="Default" office:value-type="string" calcext:value-type="string">
            <text:p>Kamenicky, Rastislav</text:p>
          </table:table-cell>
          <table:table-cell table:style-name="Default" office:value-type="string" calcext:value-type="string">
            <text:p>12.2.2, 4.6.7(11.5.7)</text:p>
          </table:table-cell>
          <table:table-cell table:formula="of:=[.$I9]-TODAY()" office:value-type="float" office:value="21" calcext:value-type="float">
            <text:p>21</text:p>
          </table:table-cell>
          <table:table-cell table:style-name="ce29" table:formula="of:=CONCATENATE([$HardData.$B$9];[.$A9];[$HardData.$B$10];[.$A9];[$HardData.$B$11];[.$B9];[$HardData.$B$12])" office:value-type="string" office:string-value="&lt;cms:epr id=&quot;47859&quot; uri=&quot;http://sbu6rdbug/bugzilla/show_bug.cgi?id=47859&quot;&gt;Sip traffic with 2 vlans not decoded&lt;/cms:epr&gt;" calcext:value-type="string">
            <text:p>&lt;cms:epr id="47859" uri="http://sbu6rdbug/bugzilla/show_bug.cgi?id=47859"&gt;Sip traffic with 2 vlans not decoded&lt;/cms:epr&gt;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7886</text:p>
          </table:table-cell>
          <table:table-cell table:style-name="Default" office:value-type="string" calcext:value-type="string">
            <text:p>ECR 2349 - uneven distribution on protocol servers for LDAP</text:p>
          </table:table-cell>
          <table:table-cell table:style-name="Default" office:value-type="string" calcext:value-type="string">
            <text:p>DISPUTE</text:p>
          </table:table-cell>
          <table:table-cell table:style-name="Default" office:value-type="string" calcext:value-type="string">
            <text:p>MAJOR</text:p>
          </table:table-cell>
          <table:table-cell table:style-name="Default" office:value-type="string" calcext:value-type="string">
            <text:p>li-ether-sim</text:p>
          </table:table-cell>
          <table:table-cell table:style-name="ce9" office:value-type="string" calcext:value-type="string">
            <text:p>12.2.1</text:p>
          </table:table-cell>
          <table:table-cell table:style-name="Default" office:value-type="string" calcext:value-type="string">
            <text:p>MasterClaw</text:p>
          </table:table-cell>
          <table:table-cell table:style-name="Default" office:value-type="string" calcext:value-type="string">
            <text:p>8.0.0</text:p>
          </table:table-cell>
          <table:table-cell table:style-name="ce9" office:value-type="string" calcext:value-type="string">
            <text:p>2018-06-02</text:p>
          </table:table-cell>
          <table:table-cell table:style-name="ce9" office:value-type="string" calcext:value-type="string">
            <text:p>2018-02-02 11:12:37</text:p>
          </table:table-cell>
          <table:table-cell table:style-name="Default" office:value-type="string" calcext:value-type="string">
            <text:p>Kalian, Pavel</text:p>
          </table:table-cell>
          <table:table-cell table:style-name="Default"/>
          <table:table-cell table:formula="of:=[.$I10]-TODAY()" office:value-type="float" office:value="113" calcext:value-type="float">
            <text:p>113</text:p>
          </table:table-cell>
          <table:table-cell table:style-name="ce29" table:formula="of:=CONCATENATE([$HardData.$B$9];[.$A10];[$HardData.$B$10];[.$A10];[$HardData.$B$11];[.$B10];[$HardData.$B$12])" office:value-type="string" office:string-value="&lt;cms:epr id=&quot;47886&quot; uri=&quot;http://sbu6rdbug/bugzilla/show_bug.cgi?id=47886&quot;&gt;ECR 2349 - uneven distribution on protocol servers for LDAP&lt;/cms:epr&gt;" calcext:value-type="string">
            <text:p>&lt;cms:epr id="47886" uri="http://sbu6rdbug/bugzilla/show_bug.cgi?id=47886"&gt;ECR 2349 - uneven distribution on protocol servers for LDAP&lt;/cms:epr&gt;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7847</text:p>
          </table:table-cell>
          <table:table-cell table:style-name="Default" office:value-type="string" calcext:value-type="string">
            <text:p>GTPD is not functioning with li-ether-sim 11.5.5.002</text:p>
          </table:table-cell>
          <table:table-cell table:style-name="Default" office:value-type="string" calcext:value-type="string">
            <text:p>DISPUTE</text:p>
          </table:table-cell>
          <table:table-cell table:style-name="Default" office:value-type="string" calcext:value-type="string">
            <text:p>MAJOR</text:p>
          </table:table-cell>
          <table:table-cell table:style-name="Default" office:value-type="string" calcext:value-type="string">
            <text:p>li-ether-sim</text:p>
          </table:table-cell>
          <table:table-cell table:style-name="Default" office:value-type="string" calcext:value-type="string">
            <text:p>11.5.5.002</text:p>
          </table:table-cell>
          <table:table-cell table:style-name="Default" office:value-type="string" calcext:value-type="string">
            <text:p>MasterClawDev</text:p>
          </table:table-cell>
          <table:table-cell table:style-name="ce9" office:value-type="string" calcext:value-type="string">
            <text:p>7.1.0</text:p>
          </table:table-cell>
          <table:table-cell table:style-name="ce9" office:value-type="string" calcext:value-type="string">
            <text:p>2018-02-24</text:p>
          </table:table-cell>
          <table:table-cell table:style-name="ce9" office:value-type="string" calcext:value-type="string">
            <text:p>2018-01-25 17:32:42</text:p>
          </table:table-cell>
          <table:table-cell table:style-name="Default" office:value-type="string" calcext:value-type="string">
            <text:p>Srut, Pavel</text:p>
          </table:table-cell>
          <table:table-cell table:style-name="Default"/>
          <table:table-cell table:formula="of:=[.$I11]-TODAY()" office:value-type="float" office:value="15" calcext:value-type="float">
            <text:p>15</text:p>
          </table:table-cell>
          <table:table-cell table:style-name="ce29" table:formula="of:=CONCATENATE([$HardData.$B$9];[.$A11];[$HardData.$B$10];[.$A11];[$HardData.$B$11];[.$B11];[$HardData.$B$12])" office:value-type="string" office:string-value="&lt;cms:epr id=&quot;47847&quot; uri=&quot;http://sbu6rdbug/bugzilla/show_bug.cgi?id=47847&quot;&gt;GTPD is not functioning with li-ether-sim 11.5.5.002&lt;/cms:epr&gt;" calcext:value-type="string">
            <text:p>&lt;cms:epr id="47847" uri="http://sbu6rdbug/bugzilla/show_bug.cgi?id=47847"&gt;GTPD is not functioning with li-ether-sim 11.5.5.002&lt;/cms:epr&gt;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7917</text:p>
          </table:table-cell>
          <table:table-cell table:style-name="Default" office:value-type="string" calcext:value-type="string">
            <text:p>li-ether-sim 11.4.7 shows partial send</text:p>
          </table:table-cell>
          <table:table-cell table:style-name="Default" office:value-type="string" calcext:value-type="string">
            <text:p>DISPUTE</text:p>
          </table:table-cell>
          <table:table-cell table:style-name="Default" office:value-type="string" calcext:value-type="string">
            <text:p>MAJOR</text:p>
          </table:table-cell>
          <table:table-cell table:style-name="Default" office:value-type="string" calcext:value-type="string">
            <text:p>li-ether-sim</text:p>
          </table:table-cell>
          <table:table-cell table:style-name="ce9" office:value-type="string" calcext:value-type="string">
            <text:p>11.4.7</text:p>
          </table:table-cell>
          <table:table-cell table:style-name="Default" office:value-type="string" calcext:value-type="string">
            <text:p>MasterClaw</text:p>
          </table:table-cell>
          <table:table-cell table:style-name="ce9" office:value-type="string" calcext:value-type="string">
            <text:p>7.1.0</text:p>
          </table:table-cell>
          <table:table-cell table:style-name="ce9" office:value-type="string" calcext:value-type="string">
            <text:p>2018-03-10</text:p>
          </table:table-cell>
          <table:table-cell table:style-name="ce9" office:value-type="string" calcext:value-type="string">
            <text:p>2018-02-08 09:51:10</text:p>
          </table:table-cell>
          <table:table-cell table:style-name="Default" office:value-type="string" calcext:value-type="string">
            <text:p>Srut, Pavel</text:p>
          </table:table-cell>
          <table:table-cell table:style-name="Default"/>
          <table:table-cell table:formula="of:=[.$I12]-TODAY()" office:value-type="float" office:value="29" calcext:value-type="float">
            <text:p>29</text:p>
          </table:table-cell>
          <table:table-cell table:style-name="ce29" table:formula="of:=CONCATENATE([$HardData.$B$9];[.$A12];[$HardData.$B$10];[.$A12];[$HardData.$B$11];[.$B12];[$HardData.$B$12])" office:value-type="string" office:string-value="&lt;cms:epr id=&quot;47917&quot; uri=&quot;http://sbu6rdbug/bugzilla/show_bug.cgi?id=47917&quot;&gt;li-ether-sim 11.4.7 shows partial send&lt;/cms:epr&gt;" calcext:value-type="string">
            <text:p>&lt;cms:epr id="47917" uri="http://sbu6rdbug/bugzilla/show_bug.cgi?id=47917"&gt;li-ether-sim 11.4.7 shows partial send&lt;/cms:epr&gt;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7781</text:p>
          </table:table-cell>
          <table:table-cell table:style-name="Default" office:value-type="string" calcext:value-type="string">
            <text:p>eoFinder Client does not show IP_STATS graphs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MAJOR</text:p>
          </table:table-cell>
          <table:table-cell table:style-name="Default" office:value-type="string" calcext:value-type="string">
            <text:p>probe-sims</text:p>
          </table:table-cell>
          <table:table-cell table:style-name="ce9" office:value-type="string" calcext:value-type="string">
            <text:p>4.6.5</text:p>
          </table:table-cell>
          <table:table-cell table:style-name="Default" office:value-type="string" calcext:value-type="string">
            <text:p>MasterClaw</text:p>
          </table:table-cell>
          <table:table-cell table:style-name="ce9" office:value-type="string" calcext:value-type="string">
            <text:p>7.1.0</text:p>
          </table:table-cell>
          <table:table-cell table:style-name="ce9" office:value-type="string" calcext:value-type="string">
            <text:p>2018-02-22</text:p>
          </table:table-cell>
          <table:table-cell table:style-name="ce9" office:value-type="string" calcext:value-type="string">
            <text:p>2018-01-11 09:16:34</text:p>
          </table:table-cell>
          <table:table-cell table:style-name="Default" office:value-type="string" calcext:value-type="string">
            <text:p>Kelbel, Jan</text:p>
          </table:table-cell>
          <table:table-cell table:style-name="Default"/>
          <table:table-cell table:formula="of:=[.$I13]-TODAY()" office:value-type="float" office:value="13" calcext:value-type="float">
            <text:p>13</text:p>
          </table:table-cell>
          <table:table-cell table:style-name="ce29" table:formula="of:=CONCATENATE([$HardData.$B$9];[.$A13];[$HardData.$B$10];[.$A13];[$HardData.$B$11];[.$B13];[$HardData.$B$12])" office:value-type="string" office:string-value="&lt;cms:epr id=&quot;47781&quot; uri=&quot;http://sbu6rdbug/bugzilla/show_bug.cgi?id=47781&quot;&gt;eoFinder Client does not show IP_STATS graphs&lt;/cms:epr&gt;" calcext:value-type="string">
            <text:p>&lt;cms:epr id="47781" uri="http://sbu6rdbug/bugzilla/show_bug.cgi?id=47781"&gt;eoFinder Client does not show IP_STATS graphs&lt;/cms:epr&gt;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7830</text:p>
          </table:table-cell>
          <table:table-cell table:style-name="Default" office:value-type="string" calcext:value-type="string">
            <text:p>Probeinfo does not complete when ether-sim is stopped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MINOR</text:p>
          </table:table-cell>
          <table:table-cell table:style-name="Default" office:value-type="string" calcext:value-type="string">
            <text:p>probe-sims</text:p>
          </table:table-cell>
          <table:table-cell table:style-name="ce9" office:value-type="string" calcext:value-type="string">
            <text:p>4.6.5</text:p>
          </table:table-cell>
          <table:table-cell table:style-name="Default" office:value-type="string" calcext:value-type="string">
            <text:p>MasterClawDev</text:p>
          </table:table-cell>
          <table:table-cell table:style-name="ce9" office:value-type="string" calcext:value-type="string">
            <text:p>7.1.0</text:p>
          </table:table-cell>
          <table:table-cell table:style-name="Default"/>
          <table:table-cell table:style-name="ce9" office:value-type="string" calcext:value-type="string">
            <text:p>2018-01-22 15:28:30</text:p>
          </table:table-cell>
          <table:table-cell table:style-name="Default" office:value-type="string" calcext:value-type="string">
            <text:p>Forst, Karel</text:p>
          </table:table-cell>
          <table:table-cell table:style-name="Default"/>
          <table:table-cell table:formula="of:=[.$I14]-TODAY()" office:value-type="float" office:value="-43140" calcext:value-type="float">
            <text:p>-43140</text:p>
          </table:table-cell>
          <table:table-cell table:style-name="ce29" table:formula="of:=CONCATENATE([$HardData.$B$9];[.$A14];[$HardData.$B$10];[.$A14];[$HardData.$B$11];[.$B14];[$HardData.$B$12])" office:value-type="string" office:string-value="&lt;cms:epr id=&quot;47830&quot; uri=&quot;http://sbu6rdbug/bugzilla/show_bug.cgi?id=47830&quot;&gt;Probeinfo does not complete when ether-sim is stopped&lt;/cms:epr&gt;" calcext:value-type="string">
            <text:p>&lt;cms:epr id="47830" uri="http://sbu6rdbug/bugzilla/show_bug.cgi?id=47830"&gt;Probeinfo does not complete when ether-sim is stopped&lt;/cms:epr&gt;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7636</text:p>
          </table:table-cell>
          <table:table-cell table:style-name="Default" office:value-type="string" calcext:value-type="string">
            <text:p>Audio Codec for payload type 0 not filled in CSDR layout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MAJOR</text:p>
          </table:table-cell>
          <table:table-cell table:style-name="Default" office:value-type="string" calcext:value-type="string">
            <text:p>probe-sims</text:p>
          </table:table-cell>
          <table:table-cell table:style-name="ce9" office:value-type="string" calcext:value-type="string">
            <text:p>11.4.8</text:p>
          </table:table-cell>
          <table:table-cell table:style-name="Default" office:value-type="string" calcext:value-type="string">
            <text:p>MasterClaw</text:p>
          </table:table-cell>
          <table:table-cell table:style-name="ce9" office:value-type="string" calcext:value-type="string">
            <text:p>7.1.0</text:p>
          </table:table-cell>
          <table:table-cell table:style-name="ce9" office:value-type="string" calcext:value-type="string">
            <text:p>2018-04-07</text:p>
          </table:table-cell>
          <table:table-cell table:style-name="ce9" office:value-type="string" calcext:value-type="string">
            <text:p>2017-12-08 09:18:21</text:p>
          </table:table-cell>
          <table:table-cell table:style-name="Default" office:value-type="string" calcext:value-type="string">
            <text:p>Krauz, Pavel</text:p>
          </table:table-cell>
          <table:table-cell table:style-name="Default"/>
          <table:table-cell table:formula="of:=[.$I15]-TODAY()" office:value-type="float" office:value="57" calcext:value-type="float">
            <text:p>57</text:p>
          </table:table-cell>
          <table:table-cell table:style-name="ce29" table:formula="of:=CONCATENATE([$HardData.$B$9];[.$A15];[$HardData.$B$10];[.$A15];[$HardData.$B$11];[.$B15];[$HardData.$B$12])" office:value-type="string" office:string-value="&lt;cms:epr id=&quot;47636&quot; uri=&quot;http://sbu6rdbug/bugzilla/show_bug.cgi?id=47636&quot;&gt;Audio Codec for payload type 0 not filled in CSDR layout&lt;/cms:epr&gt;" calcext:value-type="string">
            <text:p>&lt;cms:epr id="47636" uri="http://sbu6rdbug/bugzilla/show_bug.cgi?id=47636"&gt;Audio Codec for payload type 0 not filled in CSDR layout&lt;/cms:epr&gt;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7813</text:p>
          </table:table-cell>
          <table:table-cell table:style-name="Default" office:value-type="string" calcext:value-type="string">
            <text:p>li-ether-sim 11.6.0 restarts when inspect coop disable command is issued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MAJOR</text:p>
          </table:table-cell>
          <table:table-cell table:style-name="Default" office:value-type="string" calcext:value-type="string">
            <text:p>probe-sims</text:p>
          </table:table-cell>
          <table:table-cell table:style-name="ce9" office:value-type="string" calcext:value-type="string">
            <text:p>4.7.0</text:p>
          </table:table-cell>
          <table:table-cell table:style-name="Default" office:value-type="string" calcext:value-type="string">
            <text:p>MasterClawDev</text:p>
          </table:table-cell>
          <table:table-cell table:style-name="ce9" office:value-type="string" calcext:value-type="string">
            <text:p>7.1.0</text:p>
          </table:table-cell>
          <table:table-cell table:style-name="ce9" office:value-type="string" calcext:value-type="string">
            <text:p>2018-02-18</text:p>
          </table:table-cell>
          <table:table-cell table:style-name="ce9" office:value-type="string" calcext:value-type="string">
            <text:p>2018-01-19 16:22:10</text:p>
          </table:table-cell>
          <table:table-cell table:style-name="Default" office:value-type="string" calcext:value-type="string">
            <text:p>Krauz, Pavel</text:p>
          </table:table-cell>
          <table:table-cell table:style-name="Default"/>
          <table:table-cell table:formula="of:=[.$I16]-TODAY()" office:value-type="float" office:value="9" calcext:value-type="float">
            <text:p>9</text:p>
          </table:table-cell>
          <table:table-cell table:style-name="ce29" table:formula="of:=CONCATENATE([$HardData.$B$9];[.$A16];[$HardData.$B$10];[.$A16];[$HardData.$B$11];[.$B16];[$HardData.$B$12])" office:value-type="string" office:string-value="&lt;cms:epr id=&quot;47813&quot; uri=&quot;http://sbu6rdbug/bugzilla/show_bug.cgi?id=47813&quot;&gt;li-ether-sim 11.6.0 restarts when inspect coop disable command is issued&lt;/cms:epr&gt;" calcext:value-type="string">
            <text:p>&lt;cms:epr id="47813" uri="http://sbu6rdbug/bugzilla/show_bug.cgi?id=47813"&gt;li-ether-sim 11.6.0 restarts when inspect coop disable command is issued&lt;/cms:epr&gt;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7759</text:p>
          </table:table-cell>
          <table:table-cell table:style-name="Default" office:value-type="string" calcext:value-type="string">
            <text:p>fblicset - list no. of ports for GTPD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COSMETIC</text:p>
          </table:table-cell>
          <table:table-cell table:style-name="Default" office:value-type="string" calcext:value-type="string">
            <text:p>probe-sims</text:p>
          </table:table-cell>
          <table:table-cell table:style-name="ce9" office:value-type="string" calcext:value-type="string">
            <text:p>4.6.5</text:p>
          </table:table-cell>
          <table:table-cell table:style-name="Default" office:value-type="string" calcext:value-type="string">
            <text:p>MasterClaw</text:p>
          </table:table-cell>
          <table:table-cell table:style-name="ce9" office:value-type="string" calcext:value-type="string">
            <text:p>7.1.0</text:p>
          </table:table-cell>
          <table:table-cell table:style-name="Default"/>
          <table:table-cell table:style-name="ce9" office:value-type="string" calcext:value-type="string">
            <text:p>2018-01-05 11:24:07</text:p>
          </table:table-cell>
          <table:table-cell table:style-name="Default" office:value-type="string" calcext:value-type="string">
            <text:p>Srut, Pavel</text:p>
          </table:table-cell>
          <table:table-cell table:style-name="Default"/>
          <table:table-cell table:formula="of:=[.$I17]-TODAY()" office:value-type="float" office:value="-43140" calcext:value-type="float">
            <text:p>-43140</text:p>
          </table:table-cell>
          <table:table-cell table:style-name="ce29" table:formula="of:=CONCATENATE([$HardData.$B$9];[.$A17];[$HardData.$B$10];[.$A17];[$HardData.$B$11];[.$B17];[$HardData.$B$12])" office:value-type="string" office:string-value="&lt;cms:epr id=&quot;47759&quot; uri=&quot;http://sbu6rdbug/bugzilla/show_bug.cgi?id=47759&quot;&gt;fblicset - list no. of ports for GTPD&lt;/cms:epr&gt;" calcext:value-type="string">
            <text:p>&lt;cms:epr id="47759" uri="http://sbu6rdbug/bugzilla/show_bug.cgi?id=47759"&gt;fblicset - list no. of ports for GTPD&lt;/cms:epr&gt;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7825</text:p>
          </table:table-cell>
          <table:table-cell table:style-name="Default" office:value-type="string" calcext:value-type="string">
            <text:p>new GTP driver is producing a lot unneeded data records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MAJOR</text:p>
          </table:table-cell>
          <table:table-cell table:style-name="Default" office:value-type="string" calcext:value-type="string">
            <text:p>probe-sims</text:p>
          </table:table-cell>
          <table:table-cell table:style-name="Default" office:value-type="string" calcext:value-type="string">
            <text:p>11.5.5.002</text:p>
          </table:table-cell>
          <table:table-cell table:style-name="Default" office:value-type="string" calcext:value-type="string">
            <text:p>MasterClaw</text:p>
          </table:table-cell>
          <table:table-cell table:style-name="ce9" office:value-type="string" calcext:value-type="string">
            <text:p>7.1.0</text:p>
          </table:table-cell>
          <table:table-cell table:style-name="ce9" office:value-type="string" calcext:value-type="string">
            <text:p>2018-02-21</text:p>
          </table:table-cell>
          <table:table-cell table:style-name="ce9" office:value-type="string" calcext:value-type="string">
            <text:p>2018-01-22 13:35:26</text:p>
          </table:table-cell>
          <table:table-cell table:style-name="Default" office:value-type="string" calcext:value-type="string">
            <text:p>Srut, Pavel</text:p>
          </table:table-cell>
          <table:table-cell table:style-name="Default"/>
          <table:table-cell table:formula="of:=[.$I18]-TODAY()" office:value-type="float" office:value="12" calcext:value-type="float">
            <text:p>12</text:p>
          </table:table-cell>
          <table:table-cell table:style-name="ce29" table:formula="of:=CONCATENATE([$HardData.$B$9];[.$A18];[$HardData.$B$10];[.$A18];[$HardData.$B$11];[.$B18];[$HardData.$B$12])" office:value-type="string" office:string-value="&lt;cms:epr id=&quot;47825&quot; uri=&quot;http://sbu6rdbug/bugzilla/show_bug.cgi?id=47825&quot;&gt;new GTP driver is producing a lot unneeded data records&lt;/cms:epr&gt;" calcext:value-type="string">
            <text:p>&lt;cms:epr id="47825" uri="http://sbu6rdbug/bugzilla/show_bug.cgi?id=47825"&gt;new GTP driver is producing a lot unneeded data records&lt;/cms:epr&gt;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6932</text:p>
          </table:table-cell>
          <table:table-cell table:style-name="Default" office:value-type="string" calcext:value-type="string">
            <text:p>incorrect timestamps on probe</text:p>
          </table:table-cell>
          <table:table-cell table:style-name="Default" office:value-type="string" calcext:value-type="string">
            <text:p>ACCEPTED FOR INVESTIGATION</text:p>
          </table:table-cell>
          <table:table-cell table:style-name="Default" office:value-type="string" calcext:value-type="string">
            <text:p>MINOR</text:p>
          </table:table-cell>
          <table:table-cell table:style-name="Default" office:value-type="string" calcext:value-type="string">
            <text:p>probe-sims</text:p>
          </table:table-cell>
          <table:table-cell table:style-name="ce9" office:value-type="string" calcext:value-type="string">
            <text:p>4.5.8</text:p>
          </table:table-cell>
          <table:table-cell table:style-name="Default" office:value-type="string" calcext:value-type="string">
            <text:p>MasterClaw</text:p>
          </table:table-cell>
          <table:table-cell table:style-name="ce9" office:value-type="string" calcext:value-type="string">
            <text:p>7.1.0</text:p>
          </table:table-cell>
          <table:table-cell table:style-name="ce9" office:value-type="string" calcext:value-type="string">
            <text:p>2018-04-24</text:p>
          </table:table-cell>
          <table:table-cell table:style-name="ce9" office:value-type="string" calcext:value-type="string">
            <text:p>2017-07-28 15:15:30</text:p>
          </table:table-cell>
          <table:table-cell table:style-name="Default" office:value-type="string" calcext:value-type="string">
            <text:p>Kamenicky, Rastislav</text:p>
          </table:table-cell>
          <table:table-cell table:style-name="ce9" office:value-type="string" calcext:value-type="string">
            <text:p>4.3.14</text:p>
          </table:table-cell>
          <table:table-cell table:formula="of:=[.$I19]-TODAY()" office:value-type="float" office:value="74" calcext:value-type="float">
            <text:p>74</text:p>
          </table:table-cell>
          <table:table-cell table:style-name="ce29" table:formula="of:=CONCATENATE([$HardData.$B$9];[.$A19];[$HardData.$B$10];[.$A19];[$HardData.$B$11];[.$B19];[$HardData.$B$12])" office:value-type="string" office:string-value="&lt;cms:epr id=&quot;46932&quot; uri=&quot;http://sbu6rdbug/bugzilla/show_bug.cgi?id=46932&quot;&gt;incorrect timestamps on probe&lt;/cms:epr&gt;" calcext:value-type="string">
            <text:p>&lt;cms:epr id="46932" uri="http://sbu6rdbug/bugzilla/show_bug.cgi?id=46932"&gt;incorrect timestamps on probe&lt;/cms:epr&gt;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5842</text:p>
          </table:table-cell>
          <table:table-cell table:style-name="Default" office:value-type="string" calcext:value-type="string">
            <text:p>CppCheck code analysis</text:p>
          </table:table-cell>
          <table:table-cell table:style-name="Default" office:value-type="string" calcext:value-type="string">
            <text:p>ACCEPTED</text:p>
          </table:table-cell>
          <table:table-cell table:style-name="Default" office:value-type="string" calcext:value-type="string">
            <text:p>MINOR</text:p>
          </table:table-cell>
          <table:table-cell table:style-name="Default" office:value-type="string" calcext:value-type="string">
            <text:p>probe-sims</text:p>
          </table:table-cell>
          <table:table-cell table:style-name="ce9" office:value-type="string" calcext:value-type="string">
            <text:p>4.3.7</text:p>
          </table:table-cell>
          <table:table-cell table:style-name="Default" office:value-type="string" calcext:value-type="string">
            <text:p>MasterClawDev</text:p>
          </table:table-cell>
          <table:table-cell table:style-name="ce9" office:value-type="string" calcext:value-type="string">
            <text:p>7.1.0</text:p>
          </table:table-cell>
          <table:table-cell table:style-name="Default"/>
          <table:table-cell table:style-name="ce9" office:value-type="string" calcext:value-type="string">
            <text:p>2017-03-23 11:10:53</text:p>
          </table:table-cell>
          <table:table-cell table:style-name="Default" office:value-type="string" calcext:value-type="string">
            <text:p>Kelbel, Jan</text:p>
          </table:table-cell>
          <table:table-cell table:style-name="Default"/>
          <table:table-cell table:formula="of:=[.$I20]-TODAY()" office:value-type="float" office:value="-43140" calcext:value-type="float">
            <text:p>-43140</text:p>
          </table:table-cell>
          <table:table-cell table:style-name="ce29" table:formula="of:=CONCATENATE([$HardData.$B$9];[.$A20];[$HardData.$B$10];[.$A20];[$HardData.$B$11];[.$B20];[$HardData.$B$12])" office:value-type="string" office:string-value="&lt;cms:epr id=&quot;45842&quot; uri=&quot;http://sbu6rdbug/bugzilla/show_bug.cgi?id=45842&quot;&gt;CppCheck code analysis&lt;/cms:epr&gt;" calcext:value-type="string">
            <text:p>&lt;cms:epr id="45842" uri="http://sbu6rdbug/bugzilla/show_bug.cgi?id=45842"&gt;CppCheck code analysis&lt;/cms:epr&gt;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7663</text:p>
          </table:table-cell>
          <table:table-cell table:style-name="Default" office:value-type="string" calcext:value-type="string">
            <text:p>S1 deciphering rate low</text:p>
          </table:table-cell>
          <table:table-cell table:style-name="Default" office:value-type="string" calcext:value-type="string">
            <text:p>ACCEPTED</text:p>
          </table:table-cell>
          <table:table-cell table:style-name="Default" office:value-type="string" calcext:value-type="string">
            <text:p>MINOR</text:p>
          </table:table-cell>
          <table:table-cell table:style-name="Default" office:value-type="string" calcext:value-type="string">
            <text:p>probe-sims</text:p>
          </table:table-cell>
          <table:table-cell table:style-name="ce9" office:value-type="string" calcext:value-type="string">
            <text:p>4.5.7</text:p>
          </table:table-cell>
          <table:table-cell table:style-name="Default" office:value-type="string" calcext:value-type="string">
            <text:p>MasterClaw</text:p>
          </table:table-cell>
          <table:table-cell table:style-name="ce9" office:value-type="string" calcext:value-type="string">
            <text:p>7.1.0</text:p>
          </table:table-cell>
          <table:table-cell table:style-name="ce9" office:value-type="string" calcext:value-type="string">
            <text:p>2018-09-09</text:p>
          </table:table-cell>
          <table:table-cell table:style-name="ce9" office:value-type="string" calcext:value-type="string">
            <text:p>2017-12-13 15:43:27</text:p>
          </table:table-cell>
          <table:table-cell table:style-name="Default" office:value-type="string" calcext:value-type="string">
            <text:p>Farkas, Peter</text:p>
          </table:table-cell>
          <table:table-cell table:style-name="Default"/>
          <table:table-cell table:formula="of:=[.$I21]-TODAY()" office:value-type="float" office:value="212" calcext:value-type="float">
            <text:p>212</text:p>
          </table:table-cell>
          <table:table-cell table:style-name="ce29" table:formula="of:=CONCATENATE([$HardData.$B$9];[.$A21];[$HardData.$B$10];[.$A21];[$HardData.$B$11];[.$B21];[$HardData.$B$12])" office:value-type="string" office:string-value="&lt;cms:epr id=&quot;47663&quot; uri=&quot;http://sbu6rdbug/bugzilla/show_bug.cgi?id=47663&quot;&gt;S1 deciphering rate low&lt;/cms:epr&gt;" calcext:value-type="string">
            <text:p>&lt;cms:epr id="47663" uri="http://sbu6rdbug/bugzilla/show_bug.cgi?id=47663"&gt;S1 deciphering rate low&lt;/cms:epr&gt;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7829</text:p>
          </table:table-cell>
          <table:table-cell table:style-name="Default" office:value-type="string" calcext:value-type="string">
            <text:p>Li-ether-sim does not start when using complex filter on FBC probe</text:p>
          </table:table-cell>
          <table:table-cell table:style-name="Default" office:value-type="string" calcext:value-type="string">
            <text:p>FIXED-IN-RELEASE</text:p>
          </table:table-cell>
          <table:table-cell table:style-name="Default" office:value-type="string" calcext:value-type="string">
            <text:p>MAJOR</text:p>
          </table:table-cell>
          <table:table-cell table:style-name="Default" office:value-type="string" calcext:value-type="string">
            <text:p>probe-sims</text:p>
          </table:table-cell>
          <table:table-cell table:style-name="ce9" office:value-type="string" calcext:value-type="string">
            <text:p>4.6.5</text:p>
          </table:table-cell>
          <table:table-cell table:style-name="Default" office:value-type="string" calcext:value-type="string">
            <text:p>MasterClawDev</text:p>
          </table:table-cell>
          <table:table-cell table:style-name="ce9" office:value-type="string" calcext:value-type="string">
            <text:p>7.1.0</text:p>
          </table:table-cell>
          <table:table-cell table:style-name="ce9" office:value-type="string" calcext:value-type="string">
            <text:p>2018-02-21</text:p>
          </table:table-cell>
          <table:table-cell table:style-name="ce9" office:value-type="string" calcext:value-type="string">
            <text:p>2018-01-22 15:23:22</text:p>
          </table:table-cell>
          <table:table-cell table:style-name="Default" office:value-type="string" calcext:value-type="string">
            <text:p>Krauz, Pavel</text:p>
          </table:table-cell>
          <table:table-cell table:style-name="ce9" office:value-type="string" calcext:value-type="string">
            <text:p>4.6.6</text:p>
          </table:table-cell>
          <table:table-cell table:formula="of:=[.$I22]-TODAY()" office:value-type="float" office:value="12" calcext:value-type="float">
            <text:p>12</text:p>
          </table:table-cell>
          <table:table-cell table:style-name="ce29" table:formula="of:=CONCATENATE([$HardData.$B$9];[.$A22];[$HardData.$B$10];[.$A22];[$HardData.$B$11];[.$B22];[$HardData.$B$12])" office:value-type="string" office:string-value="&lt;cms:epr id=&quot;47829&quot; uri=&quot;http://sbu6rdbug/bugzilla/show_bug.cgi?id=47829&quot;&gt;Li-ether-sim does not start when using complex filter on FBC probe&lt;/cms:epr&gt;" calcext:value-type="string">
            <text:p>&lt;cms:epr id="47829" uri="http://sbu6rdbug/bugzilla/show_bug.cgi?id=47829"&gt;Li-ether-sim does not start when using complex filter on FBC probe&lt;/cms:epr&gt;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7802</text:p>
          </table:table-cell>
          <table:table-cell table:style-name="Default" office:value-type="string" calcext:value-type="string">
            <text:p>LTE_S1 - missing "UE Context" related commands</text:p>
          </table:table-cell>
          <table:table-cell table:style-name="Default" office:value-type="string" calcext:value-type="string">
            <text:p>FIXED-IN-RELEASE</text:p>
          </table:table-cell>
          <table:table-cell table:style-name="Default" office:value-type="string" calcext:value-type="string">
            <text:p>MAJOR</text:p>
          </table:table-cell>
          <table:table-cell table:style-name="Default" office:value-type="string" calcext:value-type="string">
            <text:p>probe-sims</text:p>
          </table:table-cell>
          <table:table-cell table:style-name="ce9" office:value-type="string" calcext:value-type="string">
            <text:p>4.6.5</text:p>
          </table:table-cell>
          <table:table-cell table:style-name="Default" office:value-type="string" calcext:value-type="string">
            <text:p>MasterClaw</text:p>
          </table:table-cell>
          <table:table-cell table:style-name="ce9" office:value-type="string" calcext:value-type="string">
            <text:p>7.1.0</text:p>
          </table:table-cell>
          <table:table-cell table:style-name="ce9" office:value-type="string" calcext:value-type="string">
            <text:p>2018-02-16</text:p>
          </table:table-cell>
          <table:table-cell table:style-name="ce9" office:value-type="string" calcext:value-type="string">
            <text:p>2018-01-17 11:19:23</text:p>
          </table:table-cell>
          <table:table-cell table:style-name="Default" office:value-type="string" calcext:value-type="string">
            <text:p>Farkas, Peter</text:p>
          </table:table-cell>
          <table:table-cell table:style-name="ce9" office:value-type="string" calcext:value-type="string">
            <text:p>4.6.7</text:p>
          </table:table-cell>
          <table:table-cell table:formula="of:=[.$I23]-TODAY()" office:value-type="float" office:value="7" calcext:value-type="float">
            <text:p>7</text:p>
          </table:table-cell>
          <table:table-cell table:style-name="ce29" table:formula="of:=CONCATENATE([$HardData.$B$9];[.$A23];[$HardData.$B$10];[.$A23];[$HardData.$B$11];[.$B23];[$HardData.$B$12])" office:value-type="string" office:string-value="&lt;cms:epr id=&quot;47802&quot; uri=&quot;http://sbu6rdbug/bugzilla/show_bug.cgi?id=47802&quot;&gt;LTE_S1 - missing &quot;UE Context&quot; related commands&lt;/cms:epr&gt;" calcext:value-type="string">
            <text:p>&lt;cms:epr id="47802" uri="http://sbu6rdbug/bugzilla/show_bug.cgi?id=47802"&gt;LTE_S1 - missing "UE Context" related commands&lt;/cms:epr&gt;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7814</text:p>
          </table:table-cell>
          <table:table-cell table:style-name="Default" office:value-type="string" calcext:value-type="string">
            <text:p>future timestamp in the CP-Summary CSDR</text:p>
          </table:table-cell>
          <table:table-cell table:style-name="Default" office:value-type="string" calcext:value-type="string">
            <text:p>FIXED-IN-RELEASE</text:p>
          </table:table-cell>
          <table:table-cell table:style-name="Default" office:value-type="string" calcext:value-type="string">
            <text:p>MAJOR</text:p>
          </table:table-cell>
          <table:table-cell table:style-name="Default" office:value-type="string" calcext:value-type="string">
            <text:p>probe-sims</text:p>
          </table:table-cell>
          <table:table-cell table:style-name="ce9" office:value-type="string" calcext:value-type="string">
            <text:p>4.6.3</text:p>
          </table:table-cell>
          <table:table-cell table:style-name="Default" office:value-type="string" calcext:value-type="string">
            <text:p>MasterClaw</text:p>
          </table:table-cell>
          <table:table-cell table:style-name="ce9" office:value-type="string" calcext:value-type="string">
            <text:p>7.1.0</text:p>
          </table:table-cell>
          <table:table-cell table:style-name="ce9" office:value-type="string" calcext:value-type="string">
            <text:p>2018-02-18</text:p>
          </table:table-cell>
          <table:table-cell table:style-name="ce9" office:value-type="string" calcext:value-type="string">
            <text:p>2018-01-19 16:22:31</text:p>
          </table:table-cell>
          <table:table-cell table:style-name="Default" office:value-type="string" calcext:value-type="string">
            <text:p>Kamenicky, Rastislav</text:p>
          </table:table-cell>
          <table:table-cell table:style-name="ce9" office:value-type="string" calcext:value-type="string">
            <text:p>4.6.7</text:p>
          </table:table-cell>
          <table:table-cell table:formula="of:=[.$I24]-TODAY()" office:value-type="float" office:value="9" calcext:value-type="float">
            <text:p>9</text:p>
          </table:table-cell>
          <table:table-cell table:style-name="ce29" table:formula="of:=CONCATENATE([$HardData.$B$9];[.$A24];[$HardData.$B$10];[.$A24];[$HardData.$B$11];[.$B24];[$HardData.$B$12])" office:value-type="string" office:string-value="&lt;cms:epr id=&quot;47814&quot; uri=&quot;http://sbu6rdbug/bugzilla/show_bug.cgi?id=47814&quot;&gt;future timestamp in the CP-Summary CSDR&lt;/cms:epr&gt;" calcext:value-type="string">
            <text:p>&lt;cms:epr id="47814" uri="http://sbu6rdbug/bugzilla/show_bug.cgi?id=47814"&gt;future timestamp in the CP-Summary CSDR&lt;/cms:epr&gt;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7872</text:p>
          </table:table-cell>
          <table:table-cell table:style-name="Default" office:value-type="string" calcext:value-type="string">
            <text:p>Korea MCC 450 not filled, related eoIP traffic not visible.</text:p>
          </table:table-cell>
          <table:table-cell table:style-name="Default" office:value-type="string" calcext:value-type="string">
            <text:p>FIXED-IN-RELEASE</text:p>
          </table:table-cell>
          <table:table-cell table:style-name="Default" office:value-type="string" calcext:value-type="string">
            <text:p>MAJOR</text:p>
          </table:table-cell>
          <table:table-cell table:style-name="Default" office:value-type="string" calcext:value-type="string">
            <text:p>probe-sims</text:p>
          </table:table-cell>
          <table:table-cell table:style-name="ce9" office:value-type="string" calcext:value-type="string">
            <text:p>4.5.7</text:p>
          </table:table-cell>
          <table:table-cell table:style-name="Default" office:value-type="string" calcext:value-type="string">
            <text:p>MasterClaw</text:p>
          </table:table-cell>
          <table:table-cell table:style-name="ce9" office:value-type="string" calcext:value-type="string">
            <text:p>7.1.0</text:p>
          </table:table-cell>
          <table:table-cell table:style-name="ce9" office:value-type="string" calcext:value-type="string">
            <text:p>2018-03-03</text:p>
          </table:table-cell>
          <table:table-cell table:style-name="ce9" office:value-type="string" calcext:value-type="string">
            <text:p>2018-02-01 10:12:53</text:p>
          </table:table-cell>
          <table:table-cell table:style-name="Default" office:value-type="string" calcext:value-type="string">
            <text:p>Kamenicky, Rastislav</text:p>
          </table:table-cell>
          <table:table-cell table:style-name="ce9" office:value-type="string" calcext:value-type="string">
            <text:p>4.6.7</text:p>
          </table:table-cell>
          <table:table-cell table:formula="of:=[.$I25]-TODAY()" office:value-type="float" office:value="22" calcext:value-type="float">
            <text:p>22</text:p>
          </table:table-cell>
          <table:table-cell table:style-name="ce29" table:formula="of:=CONCATENATE([$HardData.$B$9];[.$A25];[$HardData.$B$10];[.$A25];[$HardData.$B$11];[.$B25];[$HardData.$B$12])" office:value-type="string" office:string-value="&lt;cms:epr id=&quot;47872&quot; uri=&quot;http://sbu6rdbug/bugzilla/show_bug.cgi?id=47872&quot;&gt;Korea MCC 450 not filled, related eoIP traffic not visible.&lt;/cms:epr&gt;" calcext:value-type="string">
            <text:p>&lt;cms:epr id="47872" uri="http://sbu6rdbug/bugzilla/show_bug.cgi?id=47872"&gt;Korea MCC 450 not filled, related eoIP traffic not visible.&lt;/cms:epr&gt;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7595</text:p>
          </table:table-cell>
          <table:table-cell table:style-name="Default" office:value-type="string" calcext:value-type="string">
            <text:p>probe timestamp issue(not sctp layer)</text:p>
          </table:table-cell>
          <table:table-cell table:style-name="Default" office:value-type="string" calcext:value-type="string">
            <text:p>DISPUTE</text:p>
          </table:table-cell>
          <table:table-cell table:style-name="Default" office:value-type="string" calcext:value-type="string">
            <text:p>MAJOR</text:p>
          </table:table-cell>
          <table:table-cell table:style-name="Default" office:value-type="string" calcext:value-type="string">
            <text:p>probe-sims</text:p>
          </table:table-cell>
          <table:table-cell table:style-name="ce9" office:value-type="string" calcext:value-type="string">
            <text:p>4.5.8</text:p>
          </table:table-cell>
          <table:table-cell table:style-name="Default" office:value-type="string" calcext:value-type="string">
            <text:p>MasterClaw</text:p>
          </table:table-cell>
          <table:table-cell table:style-name="ce9" office:value-type="string" calcext:value-type="string">
            <text:p>7.1.0</text:p>
          </table:table-cell>
          <table:table-cell table:style-name="ce9" office:value-type="string" calcext:value-type="string">
            <text:p>2018-02-05</text:p>
          </table:table-cell>
          <table:table-cell table:style-name="ce9" office:value-type="string" calcext:value-type="string">
            <text:p>2017-11-29 16:52:26</text:p>
          </table:table-cell>
          <table:table-cell table:style-name="Default" office:value-type="string" calcext:value-type="string">
            <text:p>Forst, Karel</text:p>
          </table:table-cell>
          <table:table-cell table:style-name="Default"/>
          <table:table-cell table:formula="of:=[.$I26]-TODAY()" office:value-type="float" office:value="-4" calcext:value-type="float">
            <text:p>-4</text:p>
          </table:table-cell>
          <table:table-cell table:style-name="ce29" table:formula="of:=CONCATENATE([$HardData.$B$9];[.$A26];[$HardData.$B$10];[.$A26];[$HardData.$B$11];[.$B26];[$HardData.$B$12])" office:value-type="string" office:string-value="&lt;cms:epr id=&quot;47595&quot; uri=&quot;http://sbu6rdbug/bugzilla/show_bug.cgi?id=47595&quot;&gt;probe timestamp issue(not sctp layer)&lt;/cms:epr&gt;" calcext:value-type="string">
            <text:p>&lt;cms:epr id="47595" uri="http://sbu6rdbug/bugzilla/show_bug.cgi?id=47595"&gt;probe timestamp issue(not sctp layer)&lt;/cms:epr&gt;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7809</text:p>
          </table:table-cell>
          <table:table-cell table:style-name="Default" office:value-type="string" calcext:value-type="string">
            <text:p>ether-sim-11.5.5.002 crash on GTP probe</text:p>
          </table:table-cell>
          <table:table-cell table:style-name="Default" office:value-type="string" calcext:value-type="string">
            <text:p>DISPUTE</text:p>
          </table:table-cell>
          <table:table-cell table:style-name="Default" office:value-type="string" calcext:value-type="string">
            <text:p>MAJOR</text:p>
          </table:table-cell>
          <table:table-cell table:style-name="Default" office:value-type="string" calcext:value-type="string">
            <text:p>probe-sims</text:p>
          </table:table-cell>
          <table:table-cell table:style-name="ce9" office:value-type="string" calcext:value-type="string">
            <text:p>4.6.5</text:p>
          </table:table-cell>
          <table:table-cell table:style-name="Default" office:value-type="string" calcext:value-type="string">
            <text:p>MasterClaw</text:p>
          </table:table-cell>
          <table:table-cell table:style-name="ce9" office:value-type="string" calcext:value-type="string">
            <text:p>7.1.0</text:p>
          </table:table-cell>
          <table:table-cell table:style-name="ce9" office:value-type="string" calcext:value-type="string">
            <text:p>2018-02-18</text:p>
          </table:table-cell>
          <table:table-cell table:style-name="ce9" office:value-type="string" calcext:value-type="string">
            <text:p>2018-01-19 08:38:05</text:p>
          </table:table-cell>
          <table:table-cell table:style-name="Default" office:value-type="string" calcext:value-type="string">
            <text:p>Srut, Pavel</text:p>
          </table:table-cell>
          <table:table-cell table:style-name="Default"/>
          <table:table-cell table:formula="of:=[.$I27]-TODAY()" office:value-type="float" office:value="9" calcext:value-type="float">
            <text:p>9</text:p>
          </table:table-cell>
          <table:table-cell table:style-name="ce29" table:formula="of:=CONCATENATE([$HardData.$B$9];[.$A27];[$HardData.$B$10];[.$A27];[$HardData.$B$11];[.$B27];[$HardData.$B$12])" office:value-type="string" office:string-value="&lt;cms:epr id=&quot;47809&quot; uri=&quot;http://sbu6rdbug/bugzilla/show_bug.cgi?id=47809&quot;&gt;ether-sim-11.5.5.002 crash on GTP probe&lt;/cms:epr&gt;" calcext:value-type="string">
            <text:p>&lt;cms:epr id="47809" uri="http://sbu6rdbug/bugzilla/show_bug.cgi?id=47809"&gt;ether-sim-11.5.5.002 crash on GTP probe&lt;/cms:epr&gt;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7796</text:p>
          </table:table-cell>
          <table:table-cell table:style-name="Default" office:value-type="string" calcext:value-type="string">
            <text:p>li-ether-sim-11.5.5 crash observed on S1 instance</text:p>
          </table:table-cell>
          <table:table-cell table:style-name="Default" office:value-type="string" calcext:value-type="string">
            <text:p>DISPUTE</text:p>
          </table:table-cell>
          <table:table-cell table:style-name="Default" office:value-type="string" calcext:value-type="string">
            <text:p>MAJOR</text:p>
          </table:table-cell>
          <table:table-cell table:style-name="Default" office:value-type="string" calcext:value-type="string">
            <text:p>probe-sims</text:p>
          </table:table-cell>
          <table:table-cell table:style-name="ce9" office:value-type="string" calcext:value-type="string">
            <text:p>4.6.5</text:p>
          </table:table-cell>
          <table:table-cell table:style-name="Default" office:value-type="string" calcext:value-type="string">
            <text:p>MasterClaw</text:p>
          </table:table-cell>
          <table:table-cell table:style-name="ce9" office:value-type="string" calcext:value-type="string">
            <text:p>7.1.0</text:p>
          </table:table-cell>
          <table:table-cell table:style-name="ce9" office:value-type="string" calcext:value-type="string">
            <text:p>2018-02-15</text:p>
          </table:table-cell>
          <table:table-cell table:style-name="ce9" office:value-type="string" calcext:value-type="string">
            <text:p>2018-01-16 10:18:15</text:p>
          </table:table-cell>
          <table:table-cell table:style-name="Default" office:value-type="string" calcext:value-type="string">
            <text:p>Farkas, Peter</text:p>
          </table:table-cell>
          <table:table-cell table:style-name="Default"/>
          <table:table-cell table:formula="of:=[.$I28]-TODAY()" office:value-type="float" office:value="6" calcext:value-type="float">
            <text:p>6</text:p>
          </table:table-cell>
          <table:table-cell table:style-name="ce29" table:formula="of:=CONCATENATE([$HardData.$B$9];[.$A28];[$HardData.$B$10];[.$A28];[$HardData.$B$11];[.$B28];[$HardData.$B$12])" office:value-type="string" office:string-value="&lt;cms:epr id=&quot;47796&quot; uri=&quot;http://sbu6rdbug/bugzilla/show_bug.cgi?id=47796&quot;&gt;li-ether-sim-11.5.5 crash observed on S1 instance&lt;/cms:epr&gt;" calcext:value-type="string">
            <text:p>&lt;cms:epr id="47796" uri="http://sbu6rdbug/bugzilla/show_bug.cgi?id=47796"&gt;li-ether-sim-11.5.5 crash observed on S1 instance&lt;/cms:epr&gt;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5835</text:p>
          </table:table-cell>
          <table:table-cell table:style-name="Default" office:value-type="string" calcext:value-type="string">
            <text:p>not enough descriptive message in qmpa5.log</text:p>
          </table:table-cell>
          <table:table-cell table:style-name="Default" office:value-type="string" calcext:value-type="string">
            <text:p>ACCEPTED</text:p>
          </table:table-cell>
          <table:table-cell table:style-name="Default" office:value-type="string" calcext:value-type="string">
            <text:p>COSMETIC</text:p>
          </table:table-cell>
          <table:table-cell table:style-name="Default" office:value-type="string" calcext:value-type="string">
            <text:p>qmpa5</text:p>
          </table:table-cell>
          <table:table-cell table:style-name="ce9" office:value-type="string" calcext:value-type="string">
            <text:p>6.1.9</text:p>
          </table:table-cell>
          <table:table-cell table:style-name="Default" office:value-type="string" calcext:value-type="string">
            <text:p>MasterClaw</text:p>
          </table:table-cell>
          <table:table-cell table:style-name="ce9" office:value-type="string" calcext:value-type="string">
            <text:p>7.1.0</text:p>
          </table:table-cell>
          <table:table-cell table:style-name="Default"/>
          <table:table-cell table:style-name="ce9" office:value-type="string" calcext:value-type="string">
            <text:p>2017-03-22 14:56:39</text:p>
          </table:table-cell>
          <table:table-cell table:style-name="Default" office:value-type="string" calcext:value-type="string">
            <text:p>Libicher, Jan</text:p>
          </table:table-cell>
          <table:table-cell table:style-name="Default"/>
          <table:table-cell table:formula="of:=[.$I29]-TODAY()" office:value-type="float" office:value="-43140" calcext:value-type="float">
            <text:p>-43140</text:p>
          </table:table-cell>
          <table:table-cell table:style-name="ce29" table:formula="of:=CONCATENATE([$HardData.$B$9];[.$A29];[$HardData.$B$10];[.$A29];[$HardData.$B$11];[.$B29];[$HardData.$B$12])" office:value-type="string" office:string-value="&lt;cms:epr id=&quot;45835&quot; uri=&quot;http://sbu6rdbug/bugzilla/show_bug.cgi?id=45835&quot;&gt;not enough descriptive message in qmpa5.log&lt;/cms:epr&gt;" calcext:value-type="string">
            <text:p>&lt;cms:epr id="45835" uri="http://sbu6rdbug/bugzilla/show_bug.cgi?id=45835"&gt;not enough descriptive message in qmpa5.log&lt;/cms:epr&gt;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7214</text:p>
          </table:table-cell>
          <table:table-cell table:style-name="Default" office:value-type="string" calcext:value-type="string">
            <text:p>QMPA5 wrongly reports simHealth to selfmon</text:p>
          </table:table-cell>
          <table:table-cell table:style-name="Default" office:value-type="string" calcext:value-type="string">
            <text:p>FIXED-IN-RELEASE</text:p>
          </table:table-cell>
          <table:table-cell table:style-name="Default" office:value-type="string" calcext:value-type="string">
            <text:p>MINOR</text:p>
          </table:table-cell>
          <table:table-cell table:style-name="Default" office:value-type="string" calcext:value-type="string">
            <text:p>qmpa5</text:p>
          </table:table-cell>
          <table:table-cell table:style-name="ce9" office:value-type="string" calcext:value-type="string">
            <text:p>6.1.9</text:p>
          </table:table-cell>
          <table:table-cell table:style-name="Default" office:value-type="string" calcext:value-type="string">
            <text:p>MasterClaw</text:p>
          </table:table-cell>
          <table:table-cell table:style-name="ce9" office:value-type="string" calcext:value-type="string">
            <text:p>7.1.0</text:p>
          </table:table-cell>
          <table:table-cell table:style-name="ce9" office:value-type="string" calcext:value-type="string">
            <text:p>2018-06-23</text:p>
          </table:table-cell>
          <table:table-cell table:style-name="ce9" office:value-type="string" calcext:value-type="string">
            <text:p>2017-09-26 15:59:23</text:p>
          </table:table-cell>
          <table:table-cell table:style-name="Default" office:value-type="string" calcext:value-type="string">
            <text:p>Kelbel, Jan</text:p>
          </table:table-cell>
          <table:table-cell table:style-name="Default" office:value-type="string" calcext:value-type="string">
            <text:p>6.1.13, 6.2.11, 7.0.6, 7.1.3, 7.2.1</text:p>
          </table:table-cell>
          <table:table-cell table:formula="of:=[.$I30]-TODAY()" office:value-type="float" office:value="134" calcext:value-type="float">
            <text:p>134</text:p>
          </table:table-cell>
          <table:table-cell table:style-name="ce29" table:formula="of:=CONCATENATE([$HardData.$B$9];[.$A30];[$HardData.$B$10];[.$A30];[$HardData.$B$11];[.$B30];[$HardData.$B$12])" office:value-type="string" office:string-value="&lt;cms:epr id=&quot;47214&quot; uri=&quot;http://sbu6rdbug/bugzilla/show_bug.cgi?id=47214&quot;&gt;QMPA5 wrongly reports simHealth to selfmon&lt;/cms:epr&gt;" calcext:value-type="string">
            <text:p>&lt;cms:epr id="47214" uri="http://sbu6rdbug/bugzilla/show_bug.cgi?id=47214"&gt;QMPA5 wrongly reports simHealth to selfmon&lt;/cms:epr&gt;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7837</text:p>
          </table:table-cell>
          <table:table-cell table:style-name="Default" office:value-type="string" calcext:value-type="string">
            <text:p>no CSDR's appear at x perf command</text:p>
          </table:table-cell>
          <table:table-cell table:style-name="Default" office:value-type="string" calcext:value-type="string">
            <text:p>FIXED-IN-RELEASE</text:p>
          </table:table-cell>
          <table:table-cell table:style-name="Default" office:value-type="string" calcext:value-type="string">
            <text:p>MINOR</text:p>
          </table:table-cell>
          <table:table-cell table:style-name="Default" office:value-type="string" calcext:value-type="string">
            <text:p>qmpa5</text:p>
          </table:table-cell>
          <table:table-cell table:style-name="ce9" office:value-type="string" calcext:value-type="string">
            <text:p>7.1.2</text:p>
          </table:table-cell>
          <table:table-cell table:style-name="Default" office:value-type="string" calcext:value-type="string">
            <text:p>MasterClawDev</text:p>
          </table:table-cell>
          <table:table-cell table:style-name="Default" office:value-type="string" calcext:value-type="string">
            <text:p>8.0.0</text:p>
          </table:table-cell>
          <table:table-cell table:style-name="Default"/>
          <table:table-cell table:style-name="ce9" office:value-type="string" calcext:value-type="string">
            <text:p>2018-01-23 14:12:08</text:p>
          </table:table-cell>
          <table:table-cell table:style-name="Default" office:value-type="string" calcext:value-type="string">
            <text:p>Kalian, Pavel</text:p>
          </table:table-cell>
          <table:table-cell table:style-name="ce9" office:value-type="string" calcext:value-type="string">
            <text:p>7.1.3</text:p>
          </table:table-cell>
          <table:table-cell table:formula="of:=[.$I31]-TODAY()" office:value-type="float" office:value="-43140" calcext:value-type="float">
            <text:p>-43140</text:p>
          </table:table-cell>
          <table:table-cell table:style-name="ce29" table:formula="of:=CONCATENATE([$HardData.$B$9];[.$A31];[$HardData.$B$10];[.$A31];[$HardData.$B$11];[.$B31];[$HardData.$B$12])" office:value-type="string" office:string-value="&lt;cms:epr id=&quot;47837&quot; uri=&quot;http://sbu6rdbug/bugzilla/show_bug.cgi?id=47837&quot;&gt;no CSDR's appear at x perf command&lt;/cms:epr&gt;" calcext:value-type="string">
            <text:p>&lt;cms:epr id="47837" uri="http://sbu6rdbug/bugzilla/show_bug.cgi?id=47837"&gt;no CSDR's appear at x perf command&lt;/cms:epr&gt;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7771</text:p>
          </table:table-cell>
          <table:table-cell table:style-name="Default" office:value-type="string" calcext:value-type="string">
            <text:p>qmpa crashing and data lost after days of running fine</text:p>
          </table:table-cell>
          <table:table-cell table:style-name="Default" office:value-type="string" calcext:value-type="string">
            <text:p>DISPUTE</text:p>
          </table:table-cell>
          <table:table-cell table:style-name="Default" office:value-type="string" calcext:value-type="string">
            <text:p>MAJOR</text:p>
          </table:table-cell>
          <table:table-cell table:style-name="Default" office:value-type="string" calcext:value-type="string">
            <text:p>qmpa5</text:p>
          </table:table-cell>
          <table:table-cell table:style-name="ce9" office:value-type="string" calcext:value-type="string">
            <text:p>6.1.10</text:p>
          </table:table-cell>
          <table:table-cell table:style-name="Default" office:value-type="string" calcext:value-type="string">
            <text:p>MasterClaw</text:p>
          </table:table-cell>
          <table:table-cell table:style-name="ce9" office:value-type="string" calcext:value-type="string">
            <text:p>7.1.0</text:p>
          </table:table-cell>
          <table:table-cell table:style-name="ce9" office:value-type="string" calcext:value-type="string">
            <text:p>2018-02-16</text:p>
          </table:table-cell>
          <table:table-cell table:style-name="ce9" office:value-type="string" calcext:value-type="string">
            <text:p>2018-01-09 13:10:19</text:p>
          </table:table-cell>
          <table:table-cell table:style-name="Default" office:value-type="string" calcext:value-type="string">
            <text:p>Forst, Karel</text:p>
          </table:table-cell>
          <table:table-cell table:style-name="Default"/>
          <table:table-cell table:formula="of:=[.$I32]-TODAY()" office:value-type="float" office:value="7" calcext:value-type="float">
            <text:p>7</text:p>
          </table:table-cell>
          <table:table-cell table:style-name="ce29" table:formula="of:=CONCATENATE([$HardData.$B$9];[.$A32];[$HardData.$B$10];[.$A32];[$HardData.$B$11];[.$B32];[$HardData.$B$12])" office:value-type="string" office:string-value="&lt;cms:epr id=&quot;47771&quot; uri=&quot;http://sbu6rdbug/bugzilla/show_bug.cgi?id=47771&quot;&gt;qmpa crashing and data lost after days of running fine&lt;/cms:epr&gt;" calcext:value-type="string">
            <text:p>&lt;cms:epr id="47771" uri="http://sbu6rdbug/bugzilla/show_bug.cgi?id=47771"&gt;qmpa crashing and data lost after days of running fine&lt;/cms:epr&gt;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11"/>
          <table:table-cell table:number-columns-repeated="3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style-name="ce4"/>
          <table:table-cell table:formula="of:=[.$I33]-TODAY()" office:value-type="float" office:value="-43140" calcext:value-type="float">
            <text:p>-43140</text:p>
          </table:table-cell>
          <table:table-cell table:style-name="ce29" table:formula="of:=CONCATENATE([$HardData.$B$9];[.$A33];[$HardData.$B$10];[.$A33];[$HardData.$B$11];[.$B33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11"/>
          <table:table-cell table:number-columns-repeated="3"/>
          <table:table-cell table:style-name="ce4"/>
          <table:table-cell table:style-name="ce11"/>
          <table:table-cell table:style-name="ce4"/>
          <table:table-cell table:style-name="ce11"/>
          <table:table-cell table:style-name="ce4"/>
          <table:table-cell table:style-name="ce11" table:number-columns-repeated="2"/>
          <table:table-cell table:formula="of:=[.$I34]-TODAY()" office:value-type="float" office:value="-43140" calcext:value-type="float">
            <text:p>-43140</text:p>
          </table:table-cell>
          <table:table-cell table:style-name="ce29" table:formula="of:=CONCATENATE([$HardData.$B$9];[.$A34];[$HardData.$B$10];[.$A34];[$HardData.$B$11];[.$B34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11"/>
          <table:table-cell table:number-columns-repeated="3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style-name="ce4"/>
          <table:table-cell table:formula="of:=[.$I35]-TODAY()" office:value-type="float" office:value="-43140" calcext:value-type="float">
            <text:p>-43140</text:p>
          </table:table-cell>
          <table:table-cell table:style-name="ce29" table:formula="of:=CONCATENATE([$HardData.$B$9];[.$A35];[$HardData.$B$10];[.$A35];[$HardData.$B$11];[.$B35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$I36]-TODAY()" office:value-type="float" office:value="-43140" calcext:value-type="float">
            <text:p>-43140</text:p>
          </table:table-cell>
          <table:table-cell table:style-name="ce29" table:formula="of:=CONCATENATE([$HardData.$B$9];[.$A36];[$HardData.$B$10];[.$A36];[$HardData.$B$11];[.$B36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$I37]-TODAY()" office:value-type="float" office:value="-43140" calcext:value-type="float">
            <text:p>-43140</text:p>
          </table:table-cell>
          <table:table-cell table:style-name="ce29" table:formula="of:=CONCATENATE([$HardData.$B$9];[.$A37];[$HardData.$B$10];[.$A37];[$HardData.$B$11];[.$B37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$I38]-TODAY()" office:value-type="float" office:value="-43140" calcext:value-type="float">
            <text:p>-43140</text:p>
          </table:table-cell>
          <table:table-cell table:style-name="ce29" table:formula="of:=CONCATENATE([$HardData.$B$9];[.$A38];[$HardData.$B$10];[.$A38];[$HardData.$B$11];[.$B38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$I39]-TODAY()" office:value-type="float" office:value="-43140" calcext:value-type="float">
            <text:p>-43140</text:p>
          </table:table-cell>
          <table:table-cell table:style-name="ce29" table:formula="of:=CONCATENATE([$HardData.$B$9];[.$A39];[$HardData.$B$10];[.$A39];[$HardData.$B$11];[.$B39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$I40]-TODAY()" office:value-type="float" office:value="-43140" calcext:value-type="float">
            <text:p>-43140</text:p>
          </table:table-cell>
          <table:table-cell table:style-name="ce29" table:formula="of:=CONCATENATE([$HardData.$B$9];[.$A40];[$HardData.$B$10];[.$A40];[$HardData.$B$11];[.$B40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$I41]-TODAY()" office:value-type="float" office:value="-43140" calcext:value-type="float">
            <text:p>-43140</text:p>
          </table:table-cell>
          <table:table-cell table:style-name="ce29" table:formula="of:=CONCATENATE([$HardData.$B$9];[.$A41];[$HardData.$B$10];[.$A41];[$HardData.$B$11];[.$B41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$I42]-TODAY()" office:value-type="float" office:value="-43140" calcext:value-type="float">
            <text:p>-43140</text:p>
          </table:table-cell>
          <table:table-cell table:style-name="ce29" table:formula="of:=CONCATENATE([$HardData.$B$9];[.$A42];[$HardData.$B$10];[.$A42];[$HardData.$B$11];[.$B42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$I43]-TODAY()" office:value-type="float" office:value="-43140" calcext:value-type="float">
            <text:p>-43140</text:p>
          </table:table-cell>
          <table:table-cell table:style-name="ce29" table:formula="of:=CONCATENATE([$HardData.$B$9];[.$A43];[$HardData.$B$10];[.$A43];[$HardData.$B$11];[.$B43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$I44]-TODAY()" office:value-type="float" office:value="-43140" calcext:value-type="float">
            <text:p>-43140</text:p>
          </table:table-cell>
          <table:table-cell table:style-name="ce29" table:formula="of:=CONCATENATE([$HardData.$B$9];[.$A44];[$HardData.$B$10];[.$A44];[$HardData.$B$11];[.$B44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$I45]-TODAY()" office:value-type="float" office:value="-43140" calcext:value-type="float">
            <text:p>-43140</text:p>
          </table:table-cell>
          <table:table-cell table:style-name="ce29" table:formula="of:=CONCATENATE([$HardData.$B$9];[.$A45];[$HardData.$B$10];[.$A45];[$HardData.$B$11];[.$B45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$I46]-TODAY()" office:value-type="float" office:value="-43140" calcext:value-type="float">
            <text:p>-43140</text:p>
          </table:table-cell>
          <table:table-cell table:style-name="ce29" table:formula="of:=CONCATENATE([$HardData.$B$9];[.$A46];[$HardData.$B$10];[.$A46];[$HardData.$B$11];[.$B46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$I47]-TODAY()" office:value-type="float" office:value="-43140" calcext:value-type="float">
            <text:p>-43140</text:p>
          </table:table-cell>
          <table:table-cell table:style-name="ce29" table:formula="of:=CONCATENATE([$HardData.$B$9];[.$A47];[$HardData.$B$10];[.$A47];[$HardData.$B$11];[.$B47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$I48]-TODAY()" office:value-type="float" office:value="-43140" calcext:value-type="float">
            <text:p>-43140</text:p>
          </table:table-cell>
          <table:table-cell table:style-name="ce29" table:formula="of:=CONCATENATE([$HardData.$B$9];[.$A48];[$HardData.$B$10];[.$A48];[$HardData.$B$11];[.$B48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$I49]-TODAY()" office:value-type="float" office:value="-43140" calcext:value-type="float">
            <text:p>-43140</text:p>
          </table:table-cell>
          <table:table-cell table:style-name="ce29" table:formula="of:=CONCATENATE([$HardData.$B$9];[.$A49];[$HardData.$B$10];[.$A49];[$HardData.$B$11];[.$B49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$I50]-TODAY()" office:value-type="float" office:value="-43140" calcext:value-type="float">
            <text:p>-43140</text:p>
          </table:table-cell>
          <table:table-cell table:style-name="ce29" table:formula="of:=CONCATENATE([$HardData.$B$9];[.$A50];[$HardData.$B$10];[.$A50];[$HardData.$B$11];[.$B50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$I51]-TODAY()" office:value-type="float" office:value="-43140" calcext:value-type="float">
            <text:p>-43140</text:p>
          </table:table-cell>
          <table:table-cell table:style-name="ce29" table:formula="of:=CONCATENATE([$HardData.$B$9];[.$A51];[$HardData.$B$10];[.$A51];[$HardData.$B$11];[.$B51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$I52]-TODAY()" office:value-type="float" office:value="-43140" calcext:value-type="float">
            <text:p>-43140</text:p>
          </table:table-cell>
          <table:table-cell table:style-name="ce29" table:formula="of:=CONCATENATE([$HardData.$B$9];[.$A52];[$HardData.$B$10];[.$A52];[$HardData.$B$11];[.$B52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$I53]-TODAY()" office:value-type="float" office:value="-43140" calcext:value-type="float">
            <text:p>-43140</text:p>
          </table:table-cell>
          <table:table-cell table:style-name="ce29" table:formula="of:=CONCATENATE([$HardData.$B$9];[.$A53];[$HardData.$B$10];[.$A53];[$HardData.$B$11];[.$B53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$I54]-TODAY()" office:value-type="float" office:value="-43140" calcext:value-type="float">
            <text:p>-43140</text:p>
          </table:table-cell>
          <table:table-cell table:style-name="ce29" table:formula="of:=CONCATENATE([$HardData.$B$9];[.$A54];[$HardData.$B$10];[.$A54];[$HardData.$B$11];[.$B54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$I55]-TODAY()" office:value-type="float" office:value="-43140" calcext:value-type="float">
            <text:p>-43140</text:p>
          </table:table-cell>
          <table:table-cell table:style-name="ce29" table:formula="of:=CONCATENATE([$HardData.$B$9];[.$A55];[$HardData.$B$10];[.$A55];[$HardData.$B$11];[.$B55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$I56]-TODAY()" office:value-type="float" office:value="-43140" calcext:value-type="float">
            <text:p>-43140</text:p>
          </table:table-cell>
          <table:table-cell table:style-name="ce29" table:formula="of:=CONCATENATE([$HardData.$B$9];[.$A56];[$HardData.$B$10];[.$A56];[$HardData.$B$11];[.$B56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$I57]-TODAY()" office:value-type="float" office:value="-43140" calcext:value-type="float">
            <text:p>-43140</text:p>
          </table:table-cell>
          <table:table-cell table:style-name="ce29" table:formula="of:=CONCATENATE([$HardData.$B$9];[.$A57];[$HardData.$B$10];[.$A57];[$HardData.$B$11];[.$B57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$I58]-TODAY()" office:value-type="float" office:value="-43140" calcext:value-type="float">
            <text:p>-43140</text:p>
          </table:table-cell>
          <table:table-cell table:style-name="ce29" table:formula="of:=CONCATENATE([$HardData.$B$9];[.$A58];[$HardData.$B$10];[.$A58];[$HardData.$B$11];[.$B58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$I59]-TODAY()" office:value-type="float" office:value="-43140" calcext:value-type="float">
            <text:p>-43140</text:p>
          </table:table-cell>
          <table:table-cell table:style-name="ce29" table:formula="of:=CONCATENATE([$HardData.$B$9];[.$A59];[$HardData.$B$10];[.$A59];[$HardData.$B$11];[.$B59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$I60]-TODAY()" office:value-type="float" office:value="-43140" calcext:value-type="float">
            <text:p>-43140</text:p>
          </table:table-cell>
          <table:table-cell table:style-name="ce29" table:formula="of:=CONCATENATE([$HardData.$B$9];[.$A60];[$HardData.$B$10];[.$A60];[$HardData.$B$11];[.$B60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$I61]-TODAY()" office:value-type="float" office:value="-43140" calcext:value-type="float">
            <text:p>-43140</text:p>
          </table:table-cell>
          <table:table-cell table:style-name="ce29" table:formula="of:=CONCATENATE([$HardData.$B$9];[.$A61];[$HardData.$B$10];[.$A61];[$HardData.$B$11];[.$B61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$I62]-TODAY()" office:value-type="float" office:value="-43140" calcext:value-type="float">
            <text:p>-43140</text:p>
          </table:table-cell>
          <table:table-cell table:style-name="ce29" table:formula="of:=CONCATENATE([$HardData.$B$9];[.$A62];[$HardData.$B$10];[.$A62];[$HardData.$B$11];[.$B62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$I63]-TODAY()" office:value-type="float" office:value="-43140" calcext:value-type="float">
            <text:p>-43140</text:p>
          </table:table-cell>
          <table:table-cell table:style-name="ce29" table:formula="of:=CONCATENATE([$HardData.$B$9];[.$A63];[$HardData.$B$10];[.$A63];[$HardData.$B$11];[.$B63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$I64]-TODAY()" office:value-type="float" office:value="-43140" calcext:value-type="float">
            <text:p>-43140</text:p>
          </table:table-cell>
          <table:table-cell table:style-name="ce29" table:formula="of:=CONCATENATE([$HardData.$B$9];[.$A64];[$HardData.$B$10];[.$A64];[$HardData.$B$11];[.$B64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$I65]-TODAY()" office:value-type="float" office:value="-43140" calcext:value-type="float">
            <text:p>-43140</text:p>
          </table:table-cell>
          <table:table-cell table:style-name="ce29" table:formula="of:=CONCATENATE([$HardData.$B$9];[.$A65];[$HardData.$B$10];[.$A65];[$HardData.$B$11];[.$B65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$I66]-TODAY()" office:value-type="float" office:value="-43140" calcext:value-type="float">
            <text:p>-43140</text:p>
          </table:table-cell>
          <table:table-cell table:style-name="ce29" table:formula="of:=CONCATENATE([$HardData.$B$9];[.$A66];[$HardData.$B$10];[.$A66];[$HardData.$B$11];[.$B66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$I67]-TODAY()" office:value-type="float" office:value="-43140" calcext:value-type="float">
            <text:p>-43140</text:p>
          </table:table-cell>
          <table:table-cell table:style-name="ce29" table:formula="of:=CONCATENATE([$HardData.$B$9];[.$A67];[$HardData.$B$10];[.$A67];[$HardData.$B$11];[.$B67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$I68]-TODAY()" office:value-type="float" office:value="-43140" calcext:value-type="float">
            <text:p>-43140</text:p>
          </table:table-cell>
          <table:table-cell table:style-name="ce29" table:formula="of:=CONCATENATE([$HardData.$B$9];[.$A68];[$HardData.$B$10];[.$A68];[$HardData.$B$11];[.$B68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/>
          <table:table-cell table:style-name="ce11"/>
          <table:table-cell table:number-columns-repeated="10"/>
          <table:table-cell table:formula="of:=[.$I69]-TODAY()" office:value-type="float" office:value="-43140" calcext:value-type="float">
            <text:p>-43140</text:p>
          </table:table-cell>
          <table:table-cell table:style-name="ce29" table:formula="of:=CONCATENATE([$HardData.$B$9];[.$A69];[$HardData.$B$10];[.$A69];[$HardData.$B$11];[.$B69];[$HardData.$B$12])" office:value-type="string" office:string-value="&lt;cms:epr id=&quot;&quot; uri=&quot;http://sbu6rdbug/bugzilla/show_bug.cgi?id=&quot;&gt;&lt;/cms:epr&gt;" calcext:value-type="string">
            <text:p>&lt;cms:epr id="" uri="http://sbu6rdbug/bugzilla/show_bug.cgi?id="&gt;&lt;/cms:epr&gt;</text:p>
          </table:table-cell>
          <table:table-cell table:number-columns-repeated="1010"/>
        </table:table-row>
        <table:table-row table:style-name="ro1">
          <table:table-cell table:number-columns-repeated="12" table:style-name="ce12" office:value-type="string" calcext:value-type="string">
            <text:p><text:s/>*******</text:p>
          </table:table-cell>
          <table:table-cell table:style-name="ce12" office:value-type="string" calcext:value-type="string">
            <text:p><text:s/>*****</text:p>
          </table:table-cell>
          <table:table-cell table:style-name="ce12" office:value-type="string" calcext:value-type="string">
            <text:p><text:s/>**************************************************************************************************************************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ECR; PDP; TASK</text:p>
          </table:table-cell>
          <table:table-cell table:style-name="ce11" office:value-type="string" calcext:value-type="string">
            <text:p><text:s/>70 – 101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8" office:value-type="string" calcext:value-type="string">
            <text:p>type</text:p>
          </table:table-cell>
          <table:table-cell table:style-name="ce11" office:value-type="string" calcext:value-type="string">
            <text:p>ID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Text</text:p>
          </table:table-cell>
          <table:table-cell table:style-name="ce8" office:value-type="string" calcext:value-type="string">
            <text:p>Insert to changes.xml</text:p>
          </table:table-cell>
          <table:table-cell table:number-columns-repeated="5"/>
          <table:table-cell table:style-name="ce11"/>
          <table:table-cell table:number-columns-repeated="1011"/>
          <table:table-cell table:style-name="Default"/>
        </table:table-row>
        <table:table-row table:style-name="ro2">
          <table:table-cell table:content-validation-name="val1" office:value-type="string" calcext:value-type="string">
            <text:p>ECR</text:p>
          </table:table-cell>
          <table:table-cell office:value-type="float" office:value="2014" calcext:value-type="float">
            <text:p>2014</text:p>
          </table:table-cell>
          <table:table-cell/>
          <table:table-cell table:content-validation-name="val2" office:value-type="string" calcext:value-type="string">
            <text:p>FCA</text:p>
          </table:table-cell>
          <table:table-cell table:style-name="ce20" office:value-type="string" calcext:value-type="string">
            <text:p>Cooperation group improved redundancy</text:p>
          </table:table-cell>
          <table:table-cell table:style-name="ce21" table:formula="of:=COM.MICROSOFT.CONCAT([$HardData.$B$15];[.A73];[$HardData.$B$16];[.B73];[$HardData.$B$17];[.C73];[$HardData.$B$18];[.D73];[$HardData.$B$19];[.E73];[$HardData.$B$20])" office:value-type="string" office:string-value="&lt;cms:enh type=&quot;ECR&quot; id=&quot;2014&quot; uri=&quot;http://&quot; availability=&quot;FCA&quot;&gt;Cooperation group improved redundancy&lt;/cms:enh&gt;" calcext:value-type="string">
            <text:p>&lt;cms:enh type="ECR" id="2014" uri="http://" availability="FCA"&gt;Cooperation group improved redundancy&lt;/cms:enh&gt;</text:p>
          </table:table-cell>
          <table:table-cell table:style-name="ce22" table:number-columns-repeated="4"/>
          <table:table-cell/>
          <table:table-cell table:style-name="ce11"/>
          <table:table-cell table:style-name="Default"/>
          <table:table-cell table:number-columns-repeated="1010"/>
          <table:table-cell table:style-name="Default"/>
        </table:table-row>
        <table:table-row table:style-name="ro3">
          <table:table-cell table:content-validation-name="val1" office:value-type="string" calcext:value-type="string">
            <text:p>ECR</text:p>
          </table:table-cell>
          <table:table-cell office:value-type="float" office:value="2349" calcext:value-type="float">
            <text:p>2349</text:p>
          </table:table-cell>
          <table:table-cell table:style-name="ce19" office:value-type="string" calcext:value-type="string">
            <text:p>www</text:p>
          </table:table-cell>
          <table:table-cell table:content-validation-name="val2" office:value-type="string" calcext:value-type="string">
            <text:p>FCA</text:p>
          </table:table-cell>
          <table:table-cell table:style-name="ce19" office:value-type="string" calcext:value-type="string">
            <text:p>LDAP distribution (Phase 1) </text:p>
          </table:table-cell>
          <table:table-cell table:style-name="ce21" table:formula="of:=COM.MICROSOFT.CONCAT([$HardData.$B$15];[.A74];[$HardData.$B$16];[.B74];[$HardData.$B$17];[.C74];[$HardData.$B$18];[.D74];[$HardData.$B$19];[.E74];[$HardData.$B$20])" office:value-type="string" office:string-value="&lt;cms:enh type=&quot;ECR&quot; id=&quot;2349&quot; uri=&quot;http://www&quot; availability=&quot;FCA&quot;&gt;LDAP distribution (Phase 1) &lt;/cms:enh&gt;" calcext:value-type="string">
            <text:p>&lt;cms:enh type="ECR" id="2349" uri="http://www" availability="FCA"&gt;LDAP distribution (Phase 1) &lt;/cms:enh&gt;</text:p>
          </table:table-cell>
          <table:table-cell table:style-name="ce22" table:number-columns-repeated="4"/>
          <table:table-cell/>
          <table:table-cell table:style-name="ce11"/>
          <table:table-cell table:style-name="Default"/>
          <table:table-cell table:number-columns-repeated="1010"/>
          <table:table-cell table:style-name="Default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  <table:table-cell/>
          <table:table-cell table:style-name="ce21" table:formula="of:=COM.MICROSOFT.CONCAT([$HardData.$B$15];[.A75];[$HardData.$B$16];[.B75];[$HardData.$B$17];[.C75];[$HardData.$B$18];[.D75];[$HardData.$B$19];[.E75];[$HardData.$B$20])" office:value-type="string" office:string-value="&lt;cms:enh type=&quot;&quot; id=&quot;&quot; uri=&quot;http://&quot; availability=&quot;&quot;&gt;&lt;/cms:enh&gt;" calcext:value-type="string">
            <text:p>&lt;cms:enh type="" id="" uri="http://" availability=""&gt;&lt;/cms:enh&gt;</text:p>
          </table:table-cell>
          <table:table-cell table:style-name="ce22" table:number-columns-repeated="4"/>
          <table:table-cell/>
          <table:table-cell table:style-name="ce11"/>
          <table:table-cell table:style-name="Default"/>
          <table:table-cell table:number-columns-repeated="1010"/>
          <table:table-cell table:style-name="Default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  <table:table-cell/>
          <table:table-cell table:style-name="ce21" table:formula="of:=COM.MICROSOFT.CONCAT([$HardData.$B$15];[.A76];[$HardData.$B$16];[.B76];[$HardData.$B$17];[.C76];[$HardData.$B$18];[.D76];[$HardData.$B$19];[.E76];[$HardData.$B$20])" office:value-type="string" office:string-value="&lt;cms:enh type=&quot;&quot; id=&quot;&quot; uri=&quot;http://&quot; availability=&quot;&quot;&gt;&lt;/cms:enh&gt;" calcext:value-type="string">
            <text:p>&lt;cms:enh type="" id="" uri="http://" availability=""&gt;&lt;/cms:enh&gt;</text:p>
          </table:table-cell>
          <table:table-cell table:style-name="ce22" table:number-columns-repeated="4"/>
          <table:table-cell/>
          <table:table-cell table:style-name="ce11"/>
          <table:table-cell table:style-name="Default"/>
          <table:table-cell table:number-columns-repeated="1010"/>
          <table:table-cell table:style-name="Default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  <table:table-cell/>
          <table:table-cell table:formula="of:=COM.MICROSOFT.CONCAT([$HardData.$B$15];[.A77];[$HardData.$B$16];[.B77];[$HardData.$B$17];[.C77];[$HardData.$B$18];[.D77];[$HardData.$B$19];[.E77];[$HardData.$B$20])" office:value-type="string" office:string-value="&lt;cms:enh type=&quot;&quot; id=&quot;&quot; uri=&quot;http://&quot; availability=&quot;&quot;&gt;&lt;/cms:enh&gt;" calcext:value-type="string">
            <text:p>&lt;cms:enh type="" id="" uri="http://" availability=""&gt;&lt;/cms:enh&gt;</text:p>
          </table:table-cell>
          <table:table-cell table:number-columns-repeated="5"/>
          <table:table-cell table:style-name="ce11"/>
          <table:table-cell table:style-name="Default"/>
          <table:table-cell table:number-columns-repeated="1010"/>
          <table:table-cell table:style-name="Default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  <table:table-cell/>
          <table:table-cell table:formula="of:=COM.MICROSOFT.CONCAT([$HardData.$B$15];[.A78];[$HardData.$B$16];[.B78];[$HardData.$B$17];[.C78];[$HardData.$B$18];[.D78];[$HardData.$B$19];[.E78];[$HardData.$B$20])" office:value-type="string" office:string-value="&lt;cms:enh type=&quot;&quot; id=&quot;&quot; uri=&quot;http://&quot; availability=&quot;&quot;&gt;&lt;/cms:enh&gt;" calcext:value-type="string">
            <text:p>&lt;cms:enh type="" id="" uri="http://" availability=""&gt;&lt;/cms:enh&gt;</text:p>
          </table:table-cell>
          <table:table-cell table:number-columns-repeated="5"/>
          <table:table-cell table:style-name="ce11"/>
          <table:table-cell table:style-name="Default"/>
          <table:table-cell table:number-columns-repeated="1010"/>
          <table:table-cell table:style-name="Default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  <table:table-cell/>
          <table:table-cell table:formula="of:=COM.MICROSOFT.CONCAT([$HardData.$B$15];[.A79];[$HardData.$B$16];[.B79];[$HardData.$B$17];[.C79];[$HardData.$B$18];[.D79];[$HardData.$B$19];[.E79];[$HardData.$B$20])" office:value-type="string" office:string-value="&lt;cms:enh type=&quot;&quot; id=&quot;&quot; uri=&quot;http://&quot; availability=&quot;&quot;&gt;&lt;/cms:enh&gt;" calcext:value-type="string">
            <text:p>&lt;cms:enh type="" id="" uri="http://" availability=""&gt;&lt;/cms:enh&gt;</text:p>
          </table:table-cell>
          <table:table-cell table:number-columns-repeated="5"/>
          <table:table-cell table:style-name="ce11"/>
          <table:table-cell table:style-name="Default"/>
          <table:table-cell table:number-columns-repeated="1010"/>
          <table:table-cell table:style-name="Default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  <table:table-cell/>
          <table:table-cell table:formula="of:=COM.MICROSOFT.CONCAT([$HardData.$B$15];[.A80];[$HardData.$B$16];[.B80];[$HardData.$B$17];[.C80];[$HardData.$B$18];[.D80];[$HardData.$B$19];[.E80];[$HardData.$B$20])" office:value-type="string" office:string-value="&lt;cms:enh type=&quot;&quot; id=&quot;&quot; uri=&quot;http://&quot; availability=&quot;&quot;&gt;&lt;/cms:enh&gt;" calcext:value-type="string">
            <text:p>&lt;cms:enh type="" id="" uri="http://" availability=""&gt;&lt;/cms:enh&gt;</text:p>
          </table:table-cell>
          <table:table-cell table:number-columns-repeated="5"/>
          <table:table-cell table:style-name="ce11"/>
          <table:table-cell table:style-name="Default"/>
          <table:table-cell table:number-columns-repeated="1010"/>
          <table:table-cell table:style-name="Default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  <table:table-cell/>
          <table:table-cell table:formula="of:=COM.MICROSOFT.CONCAT([$HardData.$B$15];[.A81];[$HardData.$B$16];[.B81];[$HardData.$B$17];[.C81];[$HardData.$B$18];[.D81];[$HardData.$B$19];[.E81];[$HardData.$B$20])" office:value-type="string" office:string-value="&lt;cms:enh type=&quot;&quot; id=&quot;&quot; uri=&quot;http://&quot; availability=&quot;&quot;&gt;&lt;/cms:enh&gt;" calcext:value-type="string">
            <text:p>&lt;cms:enh type="" id="" uri="http://" availability=""&gt;&lt;/cms:enh&gt;</text:p>
          </table:table-cell>
          <table:table-cell table:number-columns-repeated="5"/>
          <table:table-cell table:style-name="ce11"/>
          <table:table-cell table:style-name="Default"/>
          <table:table-cell table:number-columns-repeated="1010"/>
          <table:table-cell table:style-name="Default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  <table:table-cell/>
          <table:table-cell table:formula="of:=COM.MICROSOFT.CONCAT([$HardData.$B$15];[.A82];[$HardData.$B$16];[.B82];[$HardData.$B$17];[.C82];[$HardData.$B$18];[.D82];[$HardData.$B$19];[.E82];[$HardData.$B$20])" office:value-type="string" office:string-value="&lt;cms:enh type=&quot;&quot; id=&quot;&quot; uri=&quot;http://&quot; availability=&quot;&quot;&gt;&lt;/cms:enh&gt;" calcext:value-type="string">
            <text:p>&lt;cms:enh type="" id="" uri="http://" availability=""&gt;&lt;/cms:enh&gt;</text:p>
          </table:table-cell>
          <table:table-cell table:number-columns-repeated="5"/>
          <table:table-cell table:style-name="ce11"/>
          <table:table-cell table:style-name="Default"/>
          <table:table-cell table:number-columns-repeated="1010"/>
          <table:table-cell table:style-name="Default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  <table:table-cell/>
          <table:table-cell table:formula="of:=COM.MICROSOFT.CONCAT([$HardData.$B$15];[.A83];[$HardData.$B$16];[.B83];[$HardData.$B$17];[.C83];[$HardData.$B$18];[.D83];[$HardData.$B$19];[.E83];[$HardData.$B$20])" office:value-type="string" office:string-value="&lt;cms:enh type=&quot;&quot; id=&quot;&quot; uri=&quot;http://&quot; availability=&quot;&quot;&gt;&lt;/cms:enh&gt;" calcext:value-type="string">
            <text:p>&lt;cms:enh type="" id="" uri="http://" availability=""&gt;&lt;/cms:enh&gt;</text:p>
          </table:table-cell>
          <table:table-cell table:number-columns-repeated="5"/>
          <table:table-cell table:style-name="ce11"/>
          <table:table-cell table:style-name="Default"/>
          <table:table-cell table:number-columns-repeated="1010"/>
          <table:table-cell table:style-name="Default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  <table:table-cell/>
          <table:table-cell table:formula="of:=COM.MICROSOFT.CONCAT([$HardData.$B$15];[.A84];[$HardData.$B$16];[.B84];[$HardData.$B$17];[.C84];[$HardData.$B$18];[.D84];[$HardData.$B$19];[.E84];[$HardData.$B$20])" office:value-type="string" office:string-value="&lt;cms:enh type=&quot;&quot; id=&quot;&quot; uri=&quot;http://&quot; availability=&quot;&quot;&gt;&lt;/cms:enh&gt;" calcext:value-type="string">
            <text:p>&lt;cms:enh type="" id="" uri="http://" availability=""&gt;&lt;/cms:enh&gt;</text:p>
          </table:table-cell>
          <table:table-cell table:number-columns-repeated="5"/>
          <table:table-cell table:style-name="ce11"/>
          <table:table-cell table:style-name="Default"/>
          <table:table-cell table:number-columns-repeated="1010"/>
          <table:table-cell table:style-name="Default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  <table:table-cell/>
          <table:table-cell table:formula="of:=COM.MICROSOFT.CONCAT([$HardData.$B$15];[.A85];[$HardData.$B$16];[.B85];[$HardData.$B$17];[.C85];[$HardData.$B$18];[.D85];[$HardData.$B$19];[.E85];[$HardData.$B$20])" office:value-type="string" office:string-value="&lt;cms:enh type=&quot;&quot; id=&quot;&quot; uri=&quot;http://&quot; availability=&quot;&quot;&gt;&lt;/cms:enh&gt;" calcext:value-type="string">
            <text:p>&lt;cms:enh type="" id="" uri="http://" availability=""&gt;&lt;/cms:enh&gt;</text:p>
          </table:table-cell>
          <table:table-cell table:number-columns-repeated="5"/>
          <table:table-cell table:style-name="ce11"/>
          <table:table-cell table:style-name="Default"/>
          <table:table-cell table:number-columns-repeated="1010"/>
          <table:table-cell table:style-name="Default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  <table:table-cell/>
          <table:table-cell table:formula="of:=COM.MICROSOFT.CONCAT([$HardData.$B$15];[.A86];[$HardData.$B$16];[.B86];[$HardData.$B$17];[.C86];[$HardData.$B$18];[.D86];[$HardData.$B$19];[.E86];[$HardData.$B$20])" office:value-type="string" office:string-value="&lt;cms:enh type=&quot;&quot; id=&quot;&quot; uri=&quot;http://&quot; availability=&quot;&quot;&gt;&lt;/cms:enh&gt;" calcext:value-type="string">
            <text:p>&lt;cms:enh type="" id="" uri="http://" availability=""&gt;&lt;/cms:enh&gt;</text:p>
          </table:table-cell>
          <table:table-cell table:number-columns-repeated="5"/>
          <table:table-cell table:style-name="ce11"/>
          <table:table-cell table:style-name="Default"/>
          <table:table-cell table:number-columns-repeated="1010"/>
          <table:table-cell table:style-name="Default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  <table:table-cell/>
          <table:table-cell table:formula="of:=COM.MICROSOFT.CONCAT([$HardData.$B$15];[.A87];[$HardData.$B$16];[.B87];[$HardData.$B$17];[.C87];[$HardData.$B$18];[.D87];[$HardData.$B$19];[.E87];[$HardData.$B$20])" office:value-type="string" office:string-value="&lt;cms:enh type=&quot;&quot; id=&quot;&quot; uri=&quot;http://&quot; availability=&quot;&quot;&gt;&lt;/cms:enh&gt;" calcext:value-type="string">
            <text:p>&lt;cms:enh type="" id="" uri="http://" availability=""&gt;&lt;/cms:enh&gt;</text:p>
          </table:table-cell>
          <table:table-cell table:number-columns-repeated="5"/>
          <table:table-cell table:style-name="ce11"/>
          <table:table-cell table:style-name="Default"/>
          <table:table-cell table:number-columns-repeated="1010"/>
          <table:table-cell table:style-name="Default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  <table:table-cell/>
          <table:table-cell table:formula="of:=COM.MICROSOFT.CONCAT([$HardData.$B$15];[.A88];[$HardData.$B$16];[.B88];[$HardData.$B$17];[.C88];[$HardData.$B$18];[.D88];[$HardData.$B$19];[.E88];[$HardData.$B$20])" office:value-type="string" office:string-value="&lt;cms:enh type=&quot;&quot; id=&quot;&quot; uri=&quot;http://&quot; availability=&quot;&quot;&gt;&lt;/cms:enh&gt;" calcext:value-type="string">
            <text:p>&lt;cms:enh type="" id="" uri="http://" availability=""&gt;&lt;/cms:enh&gt;</text:p>
          </table:table-cell>
          <table:table-cell table:number-columns-repeated="5"/>
          <table:table-cell table:style-name="ce11"/>
          <table:table-cell table:style-name="Default"/>
          <table:table-cell table:number-columns-repeated="1010"/>
          <table:table-cell table:style-name="Default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  <table:table-cell/>
          <table:table-cell table:formula="of:=COM.MICROSOFT.CONCAT([$HardData.$B$15];[.A89];[$HardData.$B$16];[.B89];[$HardData.$B$17];[.C89];[$HardData.$B$18];[.D89];[$HardData.$B$19];[.E89];[$HardData.$B$20])" office:value-type="string" office:string-value="&lt;cms:enh type=&quot;&quot; id=&quot;&quot; uri=&quot;http://&quot; availability=&quot;&quot;&gt;&lt;/cms:enh&gt;" calcext:value-type="string">
            <text:p>&lt;cms:enh type="" id="" uri="http://" availability=""&gt;&lt;/cms:enh&gt;</text:p>
          </table:table-cell>
          <table:table-cell table:number-columns-repeated="5"/>
          <table:table-cell table:style-name="ce11"/>
          <table:table-cell table:style-name="Default"/>
          <table:table-cell table:number-columns-repeated="1010"/>
          <table:table-cell table:style-name="Default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  <table:table-cell/>
          <table:table-cell table:formula="of:=COM.MICROSOFT.CONCAT([$HardData.$B$15];[.A90];[$HardData.$B$16];[.B90];[$HardData.$B$17];[.C90];[$HardData.$B$18];[.D90];[$HardData.$B$19];[.E90];[$HardData.$B$20])" office:value-type="string" office:string-value="&lt;cms:enh type=&quot;&quot; id=&quot;&quot; uri=&quot;http://&quot; availability=&quot;&quot;&gt;&lt;/cms:enh&gt;" calcext:value-type="string">
            <text:p>&lt;cms:enh type="" id="" uri="http://" availability=""&gt;&lt;/cms:enh&gt;</text:p>
          </table:table-cell>
          <table:table-cell table:number-columns-repeated="5"/>
          <table:table-cell table:style-name="ce11"/>
          <table:table-cell table:style-name="Default"/>
          <table:table-cell table:number-columns-repeated="1010"/>
          <table:table-cell table:style-name="Default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  <table:table-cell/>
          <table:table-cell table:formula="of:=COM.MICROSOFT.CONCAT([$HardData.$B$15];[.A91];[$HardData.$B$16];[.B91];[$HardData.$B$17];[.C91];[$HardData.$B$18];[.D91];[$HardData.$B$19];[.E91];[$HardData.$B$20])" office:value-type="string" office:string-value="&lt;cms:enh type=&quot;&quot; id=&quot;&quot; uri=&quot;http://&quot; availability=&quot;&quot;&gt;&lt;/cms:enh&gt;" calcext:value-type="string">
            <text:p>&lt;cms:enh type="" id="" uri="http://" availability=""&gt;&lt;/cms:enh&gt;</text:p>
          </table:table-cell>
          <table:table-cell table:number-columns-repeated="5"/>
          <table:table-cell table:style-name="ce11"/>
          <table:table-cell table:style-name="Default"/>
          <table:table-cell table:number-columns-repeated="1010"/>
          <table:table-cell table:style-name="Default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  <table:table-cell/>
          <table:table-cell table:formula="of:=COM.MICROSOFT.CONCAT([$HardData.$B$15];[.A92];[$HardData.$B$16];[.B92];[$HardData.$B$17];[.C92];[$HardData.$B$18];[.D92];[$HardData.$B$19];[.E92];[$HardData.$B$20])" office:value-type="string" office:string-value="&lt;cms:enh type=&quot;&quot; id=&quot;&quot; uri=&quot;http://&quot; availability=&quot;&quot;&gt;&lt;/cms:enh&gt;" calcext:value-type="string">
            <text:p>&lt;cms:enh type="" id="" uri="http://" availability=""&gt;&lt;/cms:enh&gt;</text:p>
          </table:table-cell>
          <table:table-cell table:number-columns-repeated="5"/>
          <table:table-cell table:style-name="ce11"/>
          <table:table-cell table:style-name="Default"/>
          <table:table-cell table:number-columns-repeated="1010"/>
          <table:table-cell table:style-name="Default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  <table:table-cell/>
          <table:table-cell table:formula="of:=COM.MICROSOFT.CONCAT([$HardData.$B$15];[.A93];[$HardData.$B$16];[.B93];[$HardData.$B$17];[.C93];[$HardData.$B$18];[.D93];[$HardData.$B$19];[.E93];[$HardData.$B$20])" office:value-type="string" office:string-value="&lt;cms:enh type=&quot;&quot; id=&quot;&quot; uri=&quot;http://&quot; availability=&quot;&quot;&gt;&lt;/cms:enh&gt;" calcext:value-type="string">
            <text:p>&lt;cms:enh type="" id="" uri="http://" availability=""&gt;&lt;/cms:enh&gt;</text:p>
          </table:table-cell>
          <table:table-cell table:number-columns-repeated="5"/>
          <table:table-cell table:style-name="ce11"/>
          <table:table-cell table:style-name="Default"/>
          <table:table-cell table:number-columns-repeated="1010"/>
          <table:table-cell table:style-name="Default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  <table:table-cell/>
          <table:table-cell table:formula="of:=COM.MICROSOFT.CONCAT([$HardData.$B$15];[.A94];[$HardData.$B$16];[.B94];[$HardData.$B$17];[.C94];[$HardData.$B$18];[.D94];[$HardData.$B$19];[.E94];[$HardData.$B$20])" office:value-type="string" office:string-value="&lt;cms:enh type=&quot;&quot; id=&quot;&quot; uri=&quot;http://&quot; availability=&quot;&quot;&gt;&lt;/cms:enh&gt;" calcext:value-type="string">
            <text:p>&lt;cms:enh type="" id="" uri="http://" availability=""&gt;&lt;/cms:enh&gt;</text:p>
          </table:table-cell>
          <table:table-cell table:number-columns-repeated="5"/>
          <table:table-cell table:style-name="ce11"/>
          <table:table-cell table:style-name="Default"/>
          <table:table-cell table:number-columns-repeated="1010"/>
          <table:table-cell table:style-name="Default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  <table:table-cell/>
          <table:table-cell table:formula="of:=COM.MICROSOFT.CONCAT([$HardData.$B$15];[.A95];[$HardData.$B$16];[.B95];[$HardData.$B$17];[.C95];[$HardData.$B$18];[.D95];[$HardData.$B$19];[.E95];[$HardData.$B$20])" office:value-type="string" office:string-value="&lt;cms:enh type=&quot;&quot; id=&quot;&quot; uri=&quot;http://&quot; availability=&quot;&quot;&gt;&lt;/cms:enh&gt;" calcext:value-type="string">
            <text:p>&lt;cms:enh type="" id="" uri="http://" availability=""&gt;&lt;/cms:enh&gt;</text:p>
          </table:table-cell>
          <table:table-cell table:number-columns-repeated="5"/>
          <table:table-cell table:style-name="ce11"/>
          <table:table-cell table:style-name="Default"/>
          <table:table-cell table:number-columns-repeated="1010"/>
          <table:table-cell table:style-name="Default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  <table:table-cell/>
          <table:table-cell table:formula="of:=COM.MICROSOFT.CONCAT([$HardData.$B$15];[.A96];[$HardData.$B$16];[.B96];[$HardData.$B$17];[.C96];[$HardData.$B$18];[.D96];[$HardData.$B$19];[.E96];[$HardData.$B$20])" office:value-type="string" office:string-value="&lt;cms:enh type=&quot;&quot; id=&quot;&quot; uri=&quot;http://&quot; availability=&quot;&quot;&gt;&lt;/cms:enh&gt;" calcext:value-type="string">
            <text:p>&lt;cms:enh type="" id="" uri="http://" availability=""&gt;&lt;/cms:enh&gt;</text:p>
          </table:table-cell>
          <table:table-cell table:number-columns-repeated="5"/>
          <table:table-cell table:style-name="ce11"/>
          <table:table-cell table:style-name="Default"/>
          <table:table-cell table:number-columns-repeated="1010"/>
          <table:table-cell table:style-name="Default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  <table:table-cell/>
          <table:table-cell table:formula="of:=COM.MICROSOFT.CONCAT([$HardData.$B$15];[.A97];[$HardData.$B$16];[.B97];[$HardData.$B$17];[.C97];[$HardData.$B$18];[.D97];[$HardData.$B$19];[.E97];[$HardData.$B$20])" office:value-type="string" office:string-value="&lt;cms:enh type=&quot;&quot; id=&quot;&quot; uri=&quot;http://&quot; availability=&quot;&quot;&gt;&lt;/cms:enh&gt;" calcext:value-type="string">
            <text:p>&lt;cms:enh type="" id="" uri="http://" availability=""&gt;&lt;/cms:enh&gt;</text:p>
          </table:table-cell>
          <table:table-cell table:number-columns-repeated="5"/>
          <table:table-cell table:style-name="ce11"/>
          <table:table-cell table:style-name="Default"/>
          <table:table-cell table:number-columns-repeated="1010"/>
          <table:table-cell table:style-name="Default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  <table:table-cell/>
          <table:table-cell table:formula="of:=COM.MICROSOFT.CONCAT([$HardData.$B$15];[.A98];[$HardData.$B$16];[.B98];[$HardData.$B$17];[.C98];[$HardData.$B$18];[.D98];[$HardData.$B$19];[.E98];[$HardData.$B$20])" office:value-type="string" office:string-value="&lt;cms:enh type=&quot;&quot; id=&quot;&quot; uri=&quot;http://&quot; availability=&quot;&quot;&gt;&lt;/cms:enh&gt;" calcext:value-type="string">
            <text:p>&lt;cms:enh type="" id="" uri="http://" availability=""&gt;&lt;/cms:enh&gt;</text:p>
          </table:table-cell>
          <table:table-cell table:number-columns-repeated="5"/>
          <table:table-cell table:style-name="ce11"/>
          <table:table-cell table:style-name="Default"/>
          <table:table-cell table:number-columns-repeated="1010"/>
          <table:table-cell table:style-name="Default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  <table:table-cell/>
          <table:table-cell table:formula="of:=COM.MICROSOFT.CONCAT([$HardData.$B$15];[.A99];[$HardData.$B$16];[.B99];[$HardData.$B$17];[.C99];[$HardData.$B$18];[.D99];[$HardData.$B$19];[.E99];[$HardData.$B$20])" office:value-type="string" office:string-value="&lt;cms:enh type=&quot;&quot; id=&quot;&quot; uri=&quot;http://&quot; availability=&quot;&quot;&gt;&lt;/cms:enh&gt;" calcext:value-type="string">
            <text:p>&lt;cms:enh type="" id="" uri="http://" availability=""&gt;&lt;/cms:enh&gt;</text:p>
          </table:table-cell>
          <table:table-cell table:number-columns-repeated="5"/>
          <table:table-cell table:style-name="ce11"/>
          <table:table-cell table:style-name="Default"/>
          <table:table-cell table:number-columns-repeated="1010"/>
          <table:table-cell table:style-name="Default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  <table:table-cell/>
          <table:table-cell table:formula="of:=COM.MICROSOFT.CONCAT([$HardData.$B$15];[.A100];[$HardData.$B$16];[.B100];[$HardData.$B$17];[.C100];[$HardData.$B$18];[.D100];[$HardData.$B$19];[.E100];[$HardData.$B$20])" office:value-type="string" office:string-value="&lt;cms:enh type=&quot;&quot; id=&quot;&quot; uri=&quot;http://&quot; availability=&quot;&quot;&gt;&lt;/cms:enh&gt;" calcext:value-type="string">
            <text:p>&lt;cms:enh type="" id="" uri="http://" availability=""&gt;&lt;/cms:enh&gt;</text:p>
          </table:table-cell>
          <table:table-cell table:number-columns-repeated="5"/>
          <table:table-cell table:style-name="ce11"/>
          <table:table-cell table:style-name="Default"/>
          <table:table-cell table:number-columns-repeated="1010"/>
          <table:table-cell table:style-name="Default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  <table:table-cell/>
          <table:table-cell table:formula="of:=COM.MICROSOFT.CONCAT([$HardData.$B$15];[.A101];[$HardData.$B$16];[.B101];[$HardData.$B$17];[.C101];[$HardData.$B$18];[.D101];[$HardData.$B$19];[.E101];[$HardData.$B$20])" office:value-type="string" office:string-value="&lt;cms:enh type=&quot;&quot; id=&quot;&quot; uri=&quot;http://&quot; availability=&quot;&quot;&gt;&lt;/cms:enh&gt;" calcext:value-type="string">
            <text:p>&lt;cms:enh type="" id="" uri="http://" availability=""&gt;&lt;/cms:enh&gt;</text:p>
          </table:table-cell>
          <table:table-cell table:number-columns-repeated="5"/>
          <table:table-cell table:style-name="ce11"/>
          <table:table-cell table:style-name="Default"/>
          <table:table-cell table:number-columns-repeated="1010"/>
          <table:table-cell table:style-name="Default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  <table:table-cell/>
          <table:table-cell table:formula="of:=COM.MICROSOFT.CONCAT([$HardData.$B$15];[.A102];[$HardData.$B$16];[.B102];[$HardData.$B$17];[.C102];[$HardData.$B$18];[.D102];[$HardData.$B$19];[.E102];[$HardData.$B$20])" office:value-type="string" office:string-value="&lt;cms:enh type=&quot;&quot; id=&quot;&quot; uri=&quot;http://&quot; availability=&quot;&quot;&gt;&lt;/cms:enh&gt;" calcext:value-type="string">
            <text:p>&lt;cms:enh type="" id="" uri="http://" availability=""&gt;&lt;/cms:enh&gt;</text:p>
          </table:table-cell>
          <table:table-cell table:number-columns-repeated="5"/>
          <table:table-cell table:style-name="ce11"/>
          <table:table-cell table:style-name="Default"/>
          <table:table-cell table:number-columns-repeated="1010"/>
          <table:table-cell table:style-name="Default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EPRs.N3:EPRs.N69">
            <calcext:condition calcext:apply-style-name="FIXED-IN-RELEASE" calcext:value="formula-is([.$C3]= &quot;FIXED-IN-RELEASE&quot;)" calcext:base-cell-address="EPRs.N3"/>
          </calcext:conditional-format>
          <calcext:conditional-format calcext:target-range-address="EPRs.N3:EPRs.N69">
            <calcext:condition calcext:apply-style-name="FATAL" calcext:value="formula-is([.$D3]=&quot;FATAL&quot;)" calcext:base-cell-address="EPRs.N3"/>
          </calcext:conditional-format>
        </calcext:conditional-formats>
      </table:table>
      <table:table table:name="HardData" table:style-name="ta2">
        <office:forms form:automatic-focus="false" form:apply-design-mode="false"/>
        <table:table-column table:style-name="co4" table:default-cell-style-name="Default"/>
        <table:table-column table:style-name="co13" table:default-cell-style-name="ce6"/>
        <table:table-column table:style-name="co14" table:default-cell-style-name="Default"/>
        <table:table-column table:style-name="co4" table:number-columns-repeated="4" table:default-cell-style-name="Default"/>
        <table:table-column table:style-name="co15" table:default-cell-style-name="Default"/>
        <table:table-column table:style-name="co4" table:number-columns-repeated="1016" table:default-cell-style-name="Default"/>
        <table:table-row table:style-name="ro4">
          <table:table-cell/>
          <table:table-cell office:value-type="string" calcext:value-type="string">
            <text:p>DatOblast-A2 – A10</text:p>
          </table:table-cell>
          <table:table-cell table:number-columns-repeated="6"/>
          <table:table-cell office:value-type="string" calcext:value-type="string">
            <text:p>Availability</text:p>
          </table:table-cell>
          <table:table-cell office:value-type="string" calcext:value-type="string">
            <text:p>Type</text:p>
          </table:table-cell>
          <table:table-cell table:number-columns-repeated="1014"/>
        </table:table-row>
        <table:table-row table:style-name="ro2">
          <table:table-cell table:style-name="ce6" office:value-type="float" office:value="15753" calcext:value-type="float">
            <text:p>15753</text:p>
          </table:table-cell>
          <table:table-cell office:value-type="float" office:value="15753" calcext:value-type="float">
            <text:p>15753</text:p>
          </table:table-cell>
          <table:table-cell table:number-columns-repeated="5"/>
          <table:table-cell office:value-type="string" calcext:value-type="string">
            <text:p>FIXED-IN-RELEASE</text:p>
          </table:table-cell>
          <table:table-cell table:style-name="ce1" office:value-type="string" calcext:value-type="string">
            <text:p>GCA</text:p>
          </table:table-cell>
          <table:table-cell office:value-type="string" calcext:value-type="string">
            <text:p>ECR</text:p>
          </table:table-cell>
          <table:table-cell table:number-columns-repeated="1014"/>
        </table:table-row>
        <table:table-row table:style-name="ro2">
          <table:table-cell table:style-name="ce6" office:value-type="float" office:value="25479" calcext:value-type="float">
            <text:p>25479</text:p>
          </table:table-cell>
          <table:table-cell office:value-type="float" office:value="25479" calcext:value-type="float">
            <text:p>25479</text:p>
          </table:table-cell>
          <table:table-cell table:number-columns-repeated="5"/>
          <table:table-cell office:value-type="string" calcext:value-type="string">
            <text:p>FATAL</text:p>
          </table:table-cell>
          <table:table-cell table:style-name="ce1" office:value-type="string" calcext:value-type="string">
            <text:p>FCA</text:p>
          </table:table-cell>
          <table:table-cell office:value-type="string" calcext:value-type="string">
            <text:p>TASK</text:p>
          </table:table-cell>
          <table:table-cell table:number-columns-repeated="1014"/>
        </table:table-row>
        <table:table-row table:style-name="ro4">
          <table:table-cell table:style-name="ce6" office:value-type="float" office:value="15755" calcext:value-type="float">
            <text:p>15755</text:p>
          </table:table-cell>
          <table:table-cell office:value-type="float" office:value="15755" calcext:value-type="float">
            <text:p>15755</text:p>
          </table:table-cell>
          <table:table-cell table:number-columns-repeated="6"/>
          <table:table-cell table:style-name="ce1" office:value-type="string" calcext:value-type="string">
            <text:p>SDR</text:p>
          </table:table-cell>
          <table:table-cell office:value-type="string" calcext:value-type="string">
            <text:p>PDP</text:p>
          </table:table-cell>
          <table:table-cell table:number-columns-repeated="1014"/>
        </table:table-row>
        <table:table-row table:style-name="ro4">
          <table:table-cell table:style-name="ce6" office:value-type="float" office:value="25486" calcext:value-type="float">
            <text:p>25486</text:p>
          </table:table-cell>
          <table:table-cell office:value-type="float" office:value="25486" calcext:value-type="float">
            <text:p>25486</text:p>
          </table:table-cell>
          <table:table-cell table:number-columns-repeated="6"/>
          <table:table-cell table:style-name="ce1" office:value-type="string" calcext:value-type="string">
            <text:p>SCR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" office:value-type="string" calcext:value-type="string">
            <text:p>TQR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5">
          <table:table-cell office:value-type="string" calcext:value-type="string">
            <text:p>Pro EPR</text:p>
          </table:table-cell>
          <table:table-cell table:style-name="Default" office:value-type="string" calcext:value-type="string">
            <text:p>EPR</text:p>
          </table:table-cell>
          <table:table-cell table:number-columns-repeated="1022"/>
        </table:table-row>
        <table:table-row table:style-name="ro5">
          <table:table-cell/>
          <table:table-cell table:style-name="ce13" office:value-type="string" calcext:value-type="string">
            <text:p>&lt;cms:epr id="</text:p>
          </table:table-cell>
          <table:table-cell table:number-columns-repeated="1022"/>
        </table:table-row>
        <table:table-row table:style-name="ro5">
          <table:table-cell/>
          <table:table-cell table:style-name="ce14" office:value-type="string" calcext:value-type="string">
            <text:p>" uri="http://sbu6rdbug/bugzilla/show_bug.cgi?id=</text:p>
          </table:table-cell>
          <table:table-cell table:number-columns-repeated="1022"/>
        </table:table-row>
        <table:table-row table:style-name="ro5">
          <table:table-cell/>
          <table:table-cell table:style-name="ce14" office:value-type="string" calcext:value-type="string">
            <text:p>"&gt;</text:p>
          </table:table-cell>
          <table:table-cell table:number-columns-repeated="1022"/>
        </table:table-row>
        <table:table-row table:style-name="ro5">
          <table:table-cell/>
          <table:table-cell table:style-name="ce14" office:value-type="string" calcext:value-type="string">
            <text:p>&lt;/cms:epr&gt;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5">
          <table:table-cell/>
          <table:table-cell table:style-name="Default"/>
          <table:table-cell office:value-type="string" calcext:value-type="string">
            <text:p>xkr</text:p>
          </table:table-cell>
          <table:table-cell office:value-type="string" calcext:value-type="string">
            <text:p>Pavel Krauz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ro E;P;T</text:p>
          </table:table-cell>
          <table:table-cell table:style-name="Default" office:value-type="string" calcext:value-type="string">
            <text:p>ECR; PDP; TASK</text:p>
          </table:table-cell>
          <table:table-cell office:value-type="string" calcext:value-type="string">
            <text:p>jli</text:p>
          </table:table-cell>
          <table:table-cell office:value-type="string" calcext:value-type="string">
            <text:p>Jan Libicher</text:p>
          </table:table-cell>
          <table:table-cell table:number-columns-repeated="1020"/>
        </table:table-row>
        <table:table-row table:style-name="ro5">
          <table:table-cell/>
          <table:table-cell table:style-name="Default" office:value-type="string" calcext:value-type="string">
            <text:p>&lt;cms:enh type="</text:p>
          </table:table-cell>
          <table:table-cell office:value-type="string" calcext:value-type="string">
            <text:p>jke</text:p>
          </table:table-cell>
          <table:table-cell office:value-type="string" calcext:value-type="string">
            <text:p>Jan Kelbel</text:p>
          </table:table-cell>
          <table:table-cell table:number-columns-repeated="1020"/>
        </table:table-row>
        <table:table-row table:style-name="ro5">
          <table:table-cell/>
          <table:table-cell table:style-name="Default" office:value-type="string" calcext:value-type="string">
            <text:p>" id="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avel Kalian</text:p>
          </table:table-cell>
          <table:table-cell table:number-columns-repeated="1020"/>
        </table:table-row>
        <table:table-row table:style-name="ro5">
          <table:table-cell/>
          <table:table-cell table:style-name="Default" office:value-type="string" calcext:value-type="string">
            <text:p>" uri="http://</text:p>
          </table:table-cell>
          <table:table-cell office:value-type="string" calcext:value-type="string">
            <text:p>psr</text:p>
          </table:table-cell>
          <table:table-cell office:value-type="string" calcext:value-type="string">
            <text:p>Pavel Srut</text:p>
          </table:table-cell>
          <table:table-cell table:number-columns-repeated="1020"/>
        </table:table-row>
        <table:table-row table:style-name="ro5">
          <table:table-cell/>
          <table:table-cell table:style-name="Default" office:value-type="string" calcext:value-type="string">
            <text:p>" availability="</text:p>
          </table:table-cell>
          <table:table-cell office:value-type="string" calcext:value-type="string">
            <text:p>kfo</text:p>
          </table:table-cell>
          <table:table-cell office:value-type="string" calcext:value-type="string">
            <text:p>Karel Forst</text:p>
          </table:table-cell>
          <table:table-cell table:number-columns-repeated="1020"/>
        </table:table-row>
        <table:table-row table:style-name="ro5">
          <table:table-cell/>
          <table:table-cell table:style-name="Default" office:value-type="string" calcext:value-type="string">
            <text:p>"&gt;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5">
          <table:table-cell/>
          <table:table-cell table:style-name="Default" office:value-type="string" calcext:value-type="string">
            <text:p>&lt;/cms:enh&gt;</text:p>
          </table:table-cell>
          <table:table-cell office:value-type="string" calcext:value-type="string">
            <text:p>rka</text:p>
          </table:table-cell>
          <table:table-cell office:value-type="string" calcext:value-type="string">
            <text:p>Kamenicky, Rastislav</text:p>
          </table:table-cell>
          <table:table-cell table:number-columns-repeated="1020"/>
        </table:table-row>
        <table:table-row table:style-name="ro5">
          <table:table-cell/>
          <table:table-cell table:style-name="Default"/>
          <table:table-cell office:value-type="string" calcext:value-type="string">
            <text:p>pfa</text:p>
          </table:table-cell>
          <table:table-cell office:value-type="string" calcext:value-type="string">
            <text:p>Peter Farkas</text:p>
          </table:table-cell>
          <table:table-cell table:number-columns-repeated="1020"/>
        </table:table-row>
        <table:table-row table:style-name="ro5" table:number-rows-repeated="6">
          <table:table-cell/>
          <table:table-cell table:style-name="Default"/>
          <table:table-cell table:number-columns-repeated="1022"/>
        </table:table-row>
        <table:table-row table:style-name="ro5">
          <table:table-cell office:value-type="string" calcext:value-type="string">
            <text:p>Odkaz na Bugzilla</text:p>
          </table:table-cell>
          <table:table-cell table:style-name="Default" office:value-type="string" calcext:value-type="string">
            <text:p>http://sbu6rdbug.main.intgin.net/bugzilla/show_bug.cgi?id=</text:p>
          </table:table-cell>
          <table:table-cell table:number-columns-repeated="1022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HardData.F12:HardData.F12">
            <calcext:condition calcext:apply-style-name="Excel_CondFormat_2_1_1" calcext:value="formula-is([.D17]=[.B2:.B5])" calcext:base-cell-address="HardData.F12"/>
          </calcext:conditional-format>
        </calcext:conditional-formats>
      </table:table>
      <table:table table:name="TEST" table:style-name="ta3">
        <office:forms form:automatic-focus="false" form:apply-design-mode="false"/>
        <table:table-column table:style-name="co16" table:default-cell-style-name="Default"/>
        <table:table-row table:style-name="ro4">
          <table:table-cell/>
        </table:table-row>
      </table:table>
      <table:table table:name="NezadatEPR" table:style-name="ta3">
        <office:forms form:automatic-focus="false" form:apply-design-mode="false"/>
        <table:table-column table:style-name="co16" table:number-columns-repeated="2" table:default-cell-style-name="Default"/>
        <table:table-column table:style-name="co16" table:default-cell-style-name="ce9"/>
        <table:table-column table:style-name="co16" table:default-cell-style-name="Default"/>
        <table:table-row table:style-name="ro2">
          <table:table-cell table:number-columns-repeated="2"/>
          <table:table-cell office:value-type="string" calcext:value-type="string">
            <text:p>MC 8.0</text:p>
          </table:table-cell>
          <table:table-cell office:value-type="string" calcext:value-type="string">
            <text:p>MC 7.1</text:p>
          </table:table-cell>
        </table:table-row>
        <table:table-row table:style-name="ro2">
          <table:table-cell/>
          <table:table-cell office:value-type="float" office:value="47859" calcext:value-type="float">
            <text:p>47859</text:p>
          </table:table-cell>
          <table:table-cell office:value-type="string" calcext:value-type="string">
            <text:p>12.2.x</text:p>
          </table:table-cell>
          <table:table-cell office:value-type="string" calcext:value-type="string">
            <text:p>4.6.7 (11.5.7)</text:p>
          </table:table-cell>
        </table:table-row>
        <table:table-row table:style-name="ro2">
          <table:table-cell/>
          <table:table-cell office:value-type="float" office:value="47837" calcext:value-type="float">
            <text:p>47837</text:p>
          </table:table-cell>
          <table:table-cell office:value-type="string" calcext:value-type="string">
            <text:p>7.1.3</text:p>
          </table:table-cell>
          <table:table-cell/>
        </table:table-row>
        <table:table-row table:style-name="ro2" table:number-rows-repeated="104857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EPRs.A2:EPRs.H3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,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6P0"/>
    </number:currency-style>
    <number:date-style style:name="N117">
      <number:year/>
      <number:text>Y-</number:text>
      <number:month number:style="long"/>
      <number:text>-</number:text>
      <number:day number:style="long"/>
    </number:dat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day-of-week number:style="long"/>
    </number:date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ANCELED" style:family="table-cell" style:parent-style-name="Default">
      <style:table-cell-properties fo:background-color="#dddddd" fo:padding="0.71mm"/>
      <style:text-properties fo:color="#eeeeee" style:text-outline="false" style:text-line-through-style="solid" style:text-line-through-type="single" style:font-name="Calibri" fo:font-family="Calibri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CA" style:family="table-cell" style:parent-style-name="Default">
      <style:table-cell-properties fo:background-color="#0084d1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CA" style:family="table-cell" style:parent-style-name="Default">
      <style:table-cell-properties fo:background-color="#00cc33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CR" style:family="table-cell" style:parent-style-name="Default">
      <style:table-cell-properties fo:background-color="#eeeeee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DR" style:family="table-cell" style:parent-style-name="Default">
      <style:table-cell-properties fo:background-color="#eeeeee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Status_20_1" style:display-name="Status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QR" style:family="table-cell" style:parent-style-name="Default">
      <style:table-cell-properties fo:background-color="#ff3333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_5f_1_5f_1" style:display-name="Excel_CondFormat_1_1_1" style:family="table-cell" style:parent-style-name="Default">
      <style:table-cell-properties fo:background-color="#ff3333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_5f_1_5f_2" style:display-name="Excel_CondFormat_1_1_2" style:family="table-cell" style:parent-style-name="Default">
      <style:table-cell-properties fo:background-color="#eeeeee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dddddd"/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FATAL" style:family="table-cell" style:parent-style-name="Default">
      <style:table-cell-properties fo:background-color="#ff0066"/>
    </style:style>
    <style:style style:name="FIXED-IN-RELEASE" style:family="table-cell" style:parent-style-name="Default">
      <style:table-cell-properties fo:background-color="#ffcc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9">00.00.0000</text:date>, <text:time style:data-style-name="N2" text:time-value="09:17:19.968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ánka </text:span><text:span text:style-name="MT1"><text:page-number>1</text:page-number></text:span></text:p>
      </style:footer>
      <style:footer-left style:display="false">
        <text:p><text:span text:style-name="MT1">Stránka </text:span><text:span text:style-name="MT1"><text:page-number>1</text:page-number></text:span></text:p>
      </style:footer-left>
    </style:master-page>
    <style:master-page style:name="PageStyle_5f_HardData" style:display-name="PageStyle_HardData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ánka </text:span><text:span text:style-name="MT1"><text:page-number>1</text:page-number></text:span></text:p>
      </style:footer>
      <style:footer-left style:display="false">
        <text:p><text:span text:style-name="MT1">Stránk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VDr., JUDr., ThLic., Ing.  MgA. Karel Foršt, MBA, Ph.D.</meta:initial-creator>
    <meta:creation-date>2017-12-22T13:15:02.319000000</meta:creation-date>
    <dc:creator>MVDr., JUDr., ThLic., Ing.  MgA. Karel Foršt, MBA, Ph.D.</dc:creator>
    <dc:date>2018-02-09T13:07:42.148000000</dc:date>
    <meta:editing-cycles>18</meta:editing-cycles>
    <meta:editing-duration>PT9H14M16S</meta:editing-duration>
    <meta:generator>LibreOffice/5.4.2.2$Windows_x86 LibreOffice_project/22b09f6418e8c2d508a9eaf86b2399209b0990f4</meta:generator>
    <meta:document-statistic meta:table-count="4" meta:cell-count="604" meta:object-count="0"/>
  </office:meta>
</office:document-meta>
</file>